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6.94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1.842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3.401cm" style:rel-column-width="13107*"/>
    </style:style>
    <style:style style:name="表格5.A1" style:family="table-cell">
      <style:table-cell-properties style:border-line-width-left="0.002cm 0.004cm 0.002cm" style:border-line-width-top="0.002cm 0.004cm 0.002cm" style:border-line-width-bottom="0.002cm 0.004cm 0.002cm" fo:padding="0.049cm" fo:border-left="0.2pt double #000000" fo:border-right="none" fo:border-top="0.2pt double #000000" fo:border-bottom="0.2pt double #000000" style:writing-mode="page"/>
    </style:style>
    <style:style style:name="表格5.E1" style:family="table-cell">
      <style:table-cell-properties style:border-line-width="0.002cm 0.004cm 0.002cm" fo:padding="0.049cm" fo:border="0.2pt double #000000" style:writing-mode="page"/>
    </style:style>
    <style:style style:name="表格5.A2" style:family="table-cell">
      <style:table-cell-properties style:border-line-width-left="0.002cm 0.004cm 0.002cm" style:border-line-width-bottom="0.002cm 0.004cm 0.002cm" fo:padding="0.049cm" fo:border-left="0.2pt double #000000" fo:border-right="none" fo:border-top="none" fo:border-bottom="0.2pt double #000000" style:writing-mode="page"/>
    </style:style>
    <style:style style:name="表格5.E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000000" fo:border-right="0.2pt double #000000" fo:border-top="none" fo:border-bottom="0.2pt double #000000" style:writing-mode="page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2.596cm" style:rel-column-width="10009*"/>
    </style:style>
    <style:style style:name="表格7.B" style:family="table-column">
      <style:table-column-properties style:column-width="14.404cm" style:rel-column-width="55526*"/>
    </style:style>
    <style:style style:name="表格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7.B1" style:family="table-cell">
      <style:table-cell-properties fo:padding="0.049cm" fo:border="0.05pt solid #000000" style:writing-mode="page"/>
    </style:style>
    <style:style style:name="表格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2.593cm" style:rel-column-width="9995*"/>
    </style:style>
    <style:style style:name="表格8.B" style:family="table-column">
      <style:table-column-properties style:column-width="14.407cm" style:rel-column-width="55540*"/>
    </style:style>
    <style:style style:name="表格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8.B1" style:family="table-cell">
      <style:table-cell-properties fo:padding="0.049cm" fo:border="0.05pt solid #000000" style:writing-mode="page"/>
    </style:style>
    <style:style style:name="表格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2.593cm" style:rel-column-width="9995*"/>
    </style:style>
    <style:style style:name="表格9.B" style:family="table-column">
      <style:table-column-properties style:column-width="14.407cm" style:rel-column-width="55540*"/>
    </style:style>
    <style:style style:name="表格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9.B1" style:family="table-cell">
      <style:table-cell-properties fo:padding="0.049cm" fo:border="0.05pt solid #000000" style:writing-mode="page"/>
    </style:style>
    <style:style style:name="表格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2.593cm" style:rel-column-width="9995*"/>
    </style:style>
    <style:style style:name="表格10.B" style:family="table-column">
      <style:table-column-properties style:column-width="14.407cm" style:rel-column-width="55540*"/>
    </style:style>
    <style:style style:name="表格1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0.B1" style:family="table-cell">
      <style:table-cell-properties fo:padding="0.049cm" fo:border="0.05pt solid #000000" style:writing-mode="page"/>
    </style:style>
    <style:style style:name="表格1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593cm" style:rel-column-width="9995*"/>
    </style:style>
    <style:style style:name="表格11.B" style:family="table-column">
      <style:table-column-properties style:column-width="14.407cm" style:rel-column-width="55540*"/>
    </style:style>
    <style:style style:name="表格1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1.B1" style:family="table-cell">
      <style:table-cell-properties fo:padding="0.049cm" fo:border="0.05pt solid #000000" style:writing-mode="page"/>
    </style:style>
    <style:style style:name="表格1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2.593cm" style:rel-column-width="9995*"/>
    </style:style>
    <style:style style:name="表格12.B" style:family="table-column">
      <style:table-column-properties style:column-width="14.407cm" style:rel-column-width="55540*"/>
    </style:style>
    <style:style style:name="表格1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2.B1" style:family="table-cell">
      <style:table-cell-properties fo:padding="0.049cm" fo:border="0.05pt solid #000000" style:writing-mode="page"/>
    </style:style>
    <style:style style:name="表格1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4" style:family="table-row">
      <style:table-row-properties style:min-row-height="0.954cm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69cm" style:rel-column-width="10369*"/>
    </style:style>
    <style:style style:name="表格2.B" style:family="table-column">
      <style:table-column-properties style:column-width="4.013cm" style:rel-column-width="15469*"/>
    </style:style>
    <style:style style:name="表格2.C" style:family="table-column">
      <style:table-column-properties style:column-width="10.298cm" style:rel-column-width="39697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C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4.657cm" style:rel-column-width="17951*"/>
    </style:style>
    <style:style style:name="表格15.B" style:family="table-column">
      <style:table-column-properties style:column-width="12.344cm" style:rel-column-width="47584*"/>
    </style:style>
    <style:style style:name="表格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5.B1" style:family="table-cell">
      <style:table-cell-properties fo:padding="0.049cm" fo:border="0.05pt solid #000000" style:writing-mode="page"/>
    </style:style>
    <style:style style:name="表格15.2" style:family="table-row">
      <style:table-row-properties style:min-row-height="0.942cm"/>
    </style:style>
    <style:style style:name="表格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5.4" style:family="table-row">
      <style:table-row-properties style:min-row-height="1.291cm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69cm" style:rel-column-width="10369*"/>
    </style:style>
    <style:style style:name="表格3.B" style:family="table-column">
      <style:table-column-properties style:column-width="14.31cm" style:rel-column-width="55166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2.448cm" style:rel-column-width="9437*"/>
    </style:style>
    <style:style style:name="表格14.B" style:family="table-column">
      <style:table-column-properties style:column-width="11.8cm" style:rel-column-width="45489*"/>
    </style:style>
    <style:style style:name="表格14.C" style:family="table-column">
      <style:table-column-properties style:column-width="2.752cm" style:rel-column-width="10609*"/>
    </style:style>
    <style:style style:name="表格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表格14.C1" style:family="table-cell">
      <style:table-cell-properties fo:padding="0.049cm" fo:border="0.05pt solid #000000" style:writing-mode="page"/>
    </style:style>
    <style:style style:name="表格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表格14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2.593cm" style:rel-column-width="9995*"/>
    </style:style>
    <style:style style:name="表格13.B" style:family="table-column">
      <style:table-column-properties style:column-width="14.407cm" style:rel-column-width="55540*"/>
    </style:style>
    <style:style style:name="表格1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3.B1" style:family="table-cell">
      <style:table-cell-properties fo:padding="0.097cm" fo:border="0.05pt solid #000000"/>
    </style:style>
    <style:style style:name="表格13.A2" style:family="table-cell">
      <style:table-cell-properties fo:padding="0.097cm" fo:border-left="0.05pt solid #000000" fo:border-right="none" fo:border-top="none" fo:border-bottom="0.05pt solid #000000"/>
    </style:style>
    <style:style style:name="表格1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style:font-name-asian="华文黑体 - Kelvin2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5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7" style:family="paragraph" style:parent-style-name="Standard">
      <style:text-properties style:font-name-asian="华文黑体 - Kelvin1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Heading_20_1">
      <style:paragraph-properties fo:break-before="page"/>
      <style:text-properties officeooo:paragraph-rsid="006ae3b8"/>
    </style:style>
    <style:style style:name="P34" style:family="paragraph" style:parent-style-name="Heading_20_2">
      <style:text-properties officeooo:rsid="006dc7af" officeooo:paragraph-rsid="006dc7af"/>
    </style:style>
    <style:style style:name="P35" style:family="paragraph" style:parent-style-name="Text_20_body">
      <style:text-properties officeooo:paragraph-rsid="00e58f80"/>
    </style:style>
    <style:style style:name="P36" style:family="paragraph" style:parent-style-name="Text_20_body">
      <style:text-properties officeooo:paragraph-rsid="00e75b74"/>
    </style:style>
    <style:style style:name="P37" style:family="paragraph" style:parent-style-name="Text_20_body">
      <style:text-properties officeooo:paragraph-rsid="00e8e2bd"/>
    </style:style>
    <style:style style:name="P38" style:family="paragraph" style:parent-style-name="Heading_20_4">
      <style:text-properties style:font-name="FreeSerif" fo:font-weight="bold" style:font-name-asian="方正仿宋_GBK1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FreeSerif" fo:font-size="10.5pt" style:font-name-asian="方正仿宋_GBK1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FreeSerif" fo:font-size="10.5pt" style:font-name-asian="方正仿宋_GBK1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方正仿宋_GBK" fo:font-size="10.5pt" officeooo:rsid="00ba13fb" officeooo:paragraph-rsid="00ba13fb" style:font-name-asian="方正仿宋_GBK" style:font-size-asian="10.5pt" style:font-name-complex="方正仿宋_GBK" style:font-size-complex="12pt"/>
    </style:style>
    <style:style style:name="P42" style:family="paragraph" style:parent-style-name="Standard">
      <style:text-properties officeooo:paragraph-rsid="00ec829e"/>
    </style:style>
    <style:style style:name="P43" style:family="paragraph" style:parent-style-name="Text_20_body">
      <style:text-properties officeooo:paragraph-rsid="00f1704e"/>
    </style:style>
    <style:style style:name="P44" style:family="paragraph" style:parent-style-name="Text_20_body">
      <style:text-properties officeooo:paragraph-rsid="00370fd8"/>
    </style:style>
    <style:style style:name="P45" style:family="paragraph" style:parent-style-name="Text_20_body">
      <style:paragraph-properties fo:margin-left="0cm" fo:text-indent="0cm" style:auto-text-indent="false"/>
    </style:style>
    <style:style style:name="P46" style:family="paragraph" style:parent-style-name="Text_20_body">
      <style:paragraph-properties fo:margin-left="0cm" fo:text-indent="0cm" style:auto-text-indent="false"/>
      <style:text-properties officeooo:paragraph-rsid="00370fd8"/>
    </style:style>
    <style:style style:name="P47" style:family="paragraph" style:parent-style-name="Text_20_body">
      <style:paragraph-properties fo:margin-left="0cm" fo:text-align="start" style:justify-single-word="false" fo:text-indent="0cm" style:auto-text-indent="false"/>
      <style:text-properties officeooo:paragraph-rsid="00370fd8"/>
    </style:style>
    <style:style style:name="P48" style:family="paragraph" style:parent-style-name="Standard">
      <style:text-properties officeooo:paragraph-rsid="00370fd8"/>
    </style:style>
    <style:style style:name="P49" style:family="paragraph" style:parent-style-name="Heading_20_2">
      <style:text-properties officeooo:paragraph-rsid="011189e1"/>
    </style:style>
    <style:style style:name="P50" style:family="paragraph" style:parent-style-name="Text_20_body">
      <style:text-properties officeooo:paragraph-rsid="011189e1"/>
    </style:style>
    <style:style style:name="P51" style:family="paragraph" style:parent-style-name="Text_20_body">
      <style:text-properties officeooo:paragraph-rsid="0115e7c5"/>
    </style:style>
    <style:style style:name="P52" style:family="paragraph" style:parent-style-name="Text_20_body">
      <style:text-properties officeooo:paragraph-rsid="01190b3c"/>
    </style:style>
    <style:style style:name="P53" style:family="paragraph" style:parent-style-name="Text_20_body">
      <style:text-properties officeooo:paragraph-rsid="011d9142"/>
    </style:style>
    <style:style style:name="P54" style:family="paragraph" style:parent-style-name="表格正文">
      <style:paragraph-properties fo:text-align="center" style:justify-single-word="false"/>
    </style:style>
    <style:style style:name="P55" style:family="paragraph" style:parent-style-name="表格正文">
      <style:text-properties officeooo:paragraph-rsid="011e70e5"/>
    </style:style>
    <style:style style:name="P56" style:family="paragraph" style:parent-style-name="表格正文">
      <style:text-properties fo:font-weight="bold" style:font-weight-asian="bold" style:font-weight-complex="bold"/>
    </style:style>
    <style:style style:name="P57" style:family="paragraph" style:parent-style-name="表格正文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Heading_20_1">
      <style:paragraph-properties fo:break-before="page"/>
      <style:text-properties officeooo:paragraph-rsid="00397593"/>
    </style:style>
    <style:style style:name="P59" style:family="paragraph" style:parent-style-name="Text_20_body">
      <style:text-properties fo:color="#bf0041" loext:opacity="100%" fo:font-weight="bold" officeooo:paragraph-rsid="007ab315" style:font-weight-asian="bold" style:font-weight-complex="bold"/>
    </style:style>
    <style:style style:name="P60" style:family="paragraph" style:parent-style-name="Text_20_body">
      <style:text-properties fo:color="#2a6099" loext:opacity="100%"/>
    </style:style>
    <style:style style:name="P61" style:family="paragraph" style:parent-style-name="Heading_20_2">
      <style:text-properties officeooo:paragraph-rsid="007ab315"/>
    </style:style>
    <style:style style:name="P62" style:family="paragraph" style:parent-style-name="Table_20_Contents">
      <style:text-properties officeooo:paragraph-rsid="00f5a39d"/>
    </style:style>
    <style:style style:name="P63" style:family="paragraph" style:parent-style-name="Standard">
      <style:text-properties officeooo:paragraph-rsid="00f5a39d"/>
    </style:style>
    <style:style style:name="P64" style:family="paragraph" style:parent-style-name="Heading_20_2">
      <style:paragraph-properties fo:break-before="page"/>
      <style:text-properties style:font-name="华文黑体 - Kelvin1" fo:font-size="10.5pt" fo:font-style="normal" fo:font-weight="normal" officeooo:rsid="004f7b41" officeooo:paragraph-rsid="004deeba" style:font-name-asian="华文黑体 - Kelvin1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65" style:family="paragraph" style:parent-style-name="Heading_20_1">
      <style:paragraph-properties fo:break-before="page"/>
    </style:style>
    <style:style style:name="P66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67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4ba23"/>
    </style:style>
    <style:style style:name="T3" style:family="text">
      <style:text-properties style:text-underline-style="none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7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9" style:family="text">
      <style:text-properties style:font-name="方正仿宋_GBK" fo:font-weight="bold" officeooo:rsid="00e58f80" style:font-name-asian="方正仿宋_GBK1" style:font-weight-asian="bold" style:font-weight-complex="bold"/>
    </style:style>
    <style:style style:name="T10" style:family="text">
      <style:text-properties officeooo:rsid="00e8e2bd"/>
    </style:style>
    <style:style style:name="T11" style:family="text">
      <style:text-properties officeooo:rsid="00b817e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方正仿宋_GBK" fo:font-weight="bold" officeooo:rsid="00b66013" style:font-name-asian="方正仿宋_GBK1" style:font-weight-asian="bold" style:font-weight-complex="bold"/>
    </style:style>
    <style:style style:name="T14" style:family="text">
      <style:text-properties fo:font-variant="normal" fo:text-transform="none" fo:color="#000000" loext:opacity="100%" style:font-name="方正仿宋_GBK" fo:letter-spacing="normal" fo:font-weight="bold" officeooo:rsid="00b66013" style:font-name-asian="方正仿宋_GBK1" style:font-size-asian="10.5pt" style:font-style-asian="normal" style:font-weight-asian="bold" style:font-weight-complex="bold"/>
    </style:style>
    <style:style style:name="T15" style:family="text">
      <style:text-properties fo:font-variant="normal" fo:text-transform="none" fo:color="#000000" loext:opacity="100%" style:font-name="方正仿宋_GBK" fo:letter-spacing="normal" fo:font-weight="normal" officeooo:rsid="00b66013" style:font-name-asian="方正仿宋_GBK1" style:font-size-asian="10.5pt" style:font-style-asian="normal" style:font-weight-asian="normal" style:font-weight-complex="normal"/>
    </style:style>
    <style:style style:name="T16" style:family="text">
      <style:text-properties fo:font-variant="normal" fo:text-transform="none" fo:color="#000000" loext:opacity="100%" fo:font-family="黑体" style:font-family-generic="modern" style:font-pitch="fixed" fo:font-size="10.5pt" fo:letter-spacing="normal" fo:font-style="normal" fo:font-weight="bold" officeooo:rsid="00b66013" style:font-family-asian="黑体" style:font-family-generic-asian="modern" style:font-pitch-asian="fixed" style:font-size-asian="10.5pt" style:font-style-asian="normal" style:font-weight-asian="bold" style:font-weight-complex="bold"/>
    </style:style>
    <style:style style:name="T17" style:family="text">
      <style:text-properties fo:font-variant="normal" fo:text-transform="none" fo:color="#000000" loext:opacity="100%" fo:font-size="10.5pt" fo:letter-spacing="normal" fo:font-style="normal" fo:font-weight="normal"/>
    </style:style>
    <style:style style:name="T18" style:family="text">
      <style:text-properties fo:font-variant="normal" fo:text-transform="none" fo:color="#000000" loext:opacity="100%" fo:letter-spacing="normal" style:font-size-asian="10.5pt" style:font-style-asian="normal" style:font-weight-asian="normal"/>
    </style:style>
    <style:style style:name="T19" style:family="text">
      <style:text-properties fo:color="#000000" loext:opacity="100%"/>
    </style:style>
    <style:style style:name="T20" style:family="text">
      <style:text-properties fo:font-variant="normal" fo:text-transform="none" fo:color="#000000" loext:opacity="100%" fo:font-family="FreeSerif" style:font-family-generic="roman" style:font-pitch="variable" fo:font-size="10.5pt" fo:letter-spacing="normal" fo:font-style="normal" fo:font-weight="normal" style:font-family-asian="方正仿宋_GBK" style:font-pitch-asian="variable"/>
    </style:style>
    <style:style style:name="T21" style:family="text">
      <style:text-properties fo:font-variant="normal" fo:text-transform="none" fo:color="#000000" loext:opacity="100%" fo:font-family="方正仿宋_GBK" style:font-pitch="variable" fo:letter-spacing="normal" style:font-family-asian="方正仿宋_GBK" style:font-pitch-asian="variable" style:font-size-asian="10.5pt" style:font-style-asian="normal" style:font-weight-asian="normal"/>
    </style:style>
    <style:style style:name="T22" style:family="text">
      <style:text-properties fo:font-variant="normal" fo:text-transform="none" fo:color="#000000" loext:opacity="100%" fo:font-family="方正仿宋_GBK" style:font-pitch="variable" fo:font-size="10.5pt" fo:letter-spacing="normal" fo:font-style="normal" fo:font-weight="normal" style:font-family-asian="方正仿宋_GBK" style:font-pitch-asian="variable"/>
    </style:style>
    <style:style style:name="T23" style:family="text">
      <style:text-properties fo:color="#000000" loext:opacity="100%" fo:font-family="方正仿宋_GBK" style:font-pitch="variable" fo:font-weight="normal" style:font-family-asian="方正仿宋_GBK" style:font-pitch-asian="variable" style:font-weight-asian="normal" style:font-weight-complex="normal"/>
    </style:style>
    <style:style style:name="T24" style:family="text">
      <style:text-properties fo:font-variant="normal" fo:text-transform="none" fo:color="#000000" loext:opacity="100%" fo:font-family="方正仿宋_GBK" style:font-pitch="variable" fo:letter-spacing="normal" fo:font-weight="normal" style:font-family-asian="方正仿宋_GBK" style:font-pitch-asian="variable" style:font-size-asian="10.5pt" style:font-style-asian="normal" style:font-weight-asian="normal" style:font-weight-complex="normal"/>
    </style:style>
    <style:style style:name="T25" style:family="text">
      <style:text-properties fo:font-family="FreeSerif" style:font-family-generic="roman" style:font-pitch="variable" fo:font-weight="normal" style:font-weight-asian="normal" style:font-weight-complex="normal"/>
    </style:style>
    <style:style style:name="T26" style:family="text">
      <style:text-properties fo:font-family="黑体" style:font-family-generic="modern" style:font-pitch="fixed" fo:font-weight="normal" style:font-weight-asian="normal" style:font-weight-complex="normal"/>
    </style:style>
    <style:style style:name="T27" style:family="text">
      <style:text-properties style:font-name="方正仿宋_GBK" fo:font-weight="bold" officeooo:rsid="00ba13fb" style:font-name-asian="方正仿宋_GBK1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方正仿宋_GBK" fo:font-weight="bold" officeooo:rsid="00c04524" style:font-name-asian="方正仿宋_GBK1" style:font-weight-asian="bold" style:font-weight-complex="bold"/>
    </style:style>
    <style:style style:name="T30" style:family="text">
      <style:text-properties style:font-name="方正仿宋_GBK" fo:font-weight="normal" officeooo:rsid="00c04524" style:font-name-asian="方正仿宋_GBK1" style:font-weight-asian="normal" style:font-weight-complex="normal"/>
    </style:style>
    <style:style style:name="T31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32" style:family="text">
      <style:text-properties officeooo:rsid="011d3430"/>
    </style:style>
    <style:style style:name="T33" style:family="text">
      <style:text-properties style:font-name="方正仿宋_GBK" fo:font-weight="bold" officeooo:rsid="00c0f35d" style:font-name-asian="方正仿宋_GBK1" style:font-weight-asian="bold" style:font-weight-complex="bold"/>
    </style:style>
    <style:style style:name="T34" style:family="text">
      <style:text-properties fo:color="#bf0041" loext:opacity="100%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线上观影厅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1"><text:s text:c="17"/></text:span><text:span text:style-name="T2">xx</text:span><text:span text:style-name="T1">小组 <text:s text:c="16"/></text:span></text:p>
      <text:p text:style-name="P4"><text:span text:style-name="T3"><text:s/>小组成员 </text:span><text:span text:style-name="T1"><text:s text:c="48"/></text:span></text:p>
      <text:p text:style-name="P5"><text:span text:style-name="T4"><text:s/>联系方式 </text:span><text:span text:style-name="T5"><text:s text:c="48"/></text:span></text:p>
      <text:p text:style-name="P5"><text:span text:style-name="T6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请以简练的文字，介绍项目的背景、目标、开发过程、结果等内容。</text:p>
      <text:p text:style-name="摘要正文">请以简练的文字，介绍项目的背景、目标、开发过程、结果等内容。请以简练的文字，介绍项目的背景、目标、开发过程、结果等内容。</text:p>
      <text:p text:style-name="摘要正文"/>
      <text:p text:style-name="关键字">关键词：关键字3～5个，逗号分割</text:p>
      <text:p text:style-name="关键字"/>
      <text:p text:style-name="P7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7"><text:s text:c="25"/></text:span><text:span text:style-name="T8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7">2021</text:span><text:span text:style-name="T8">年11月25日</text:span></text:p>
          </table:table-cell>
          <table:table-cell table:style-name="表格6.A2" office:value-type="string">
            <text:p text:style-name="P13">0.1.0</text:p>
          </table:table-cell>
          <table:table-cell table:style-name="表格6.A2" office:value-type="string">
            <text:p text:style-name="P11">初始版本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7">2021 </text:span><text:span text:style-name="T8">年</text:span><text:span text:style-name="T7"> 12 </text:span><text:span text:style-name="T8">月</text:span><text:span text:style-name="T7">8</text:span><text:span text:style-name="T8">日</text:span></text:p>
          </table:table-cell>
          <table:table-cell table:style-name="表格6.A2" office:value-type="string">
            <text:p text:style-name="P13">0.2.0</text:p>
          </table:table-cell>
          <table:table-cell table:style-name="表格6.A2" office:value-type="string">
            <text:p text:style-name="P15"><text:span text:style-name="T7"><text:s/></text:span><text:span text:style-name="T8">大改：“黑盒”，无界面描述，描述细节</text:span></text:p>
          </table:table-cell>
          <table:table-cell table:style-name="表格6.D2" office:value-type="string">
            <text:p text:style-name="P14"/>
          </table:table-cell>
        </table:table-row>
        <table:table-row>
          <table:table-cell table:style-name="表格6.A2" office:value-type="string">
            <text:p text:style-name="P12"><text:span text:style-name="T7">2021</text:span><text:span text:style-name="T8">年</text:span><text:span text:style-name="T7"> 12 </text:span><text:span text:style-name="T8">月</text:span><text:span text:style-name="T7"> 19 </text:span><text:span text:style-name="T8">日</text:span></text:p>
          </table:table-cell>
          <table:table-cell table:style-name="表格6.A2" office:value-type="string">
            <text:p text:style-name="P13">0.2.1</text:p>
          </table:table-cell>
          <table:table-cell table:style-name="表格6.A2" office:value-type="string">
            <text:p text:style-name="P12"><text:span text:style-name="T7"><text:s/></text:span><text:span text:style-name="T8">更新参与者名称及用况图</text:span>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7">2021 </text:span><text:span text:style-name="T8">年</text:span><text:span text:style-name="T7">12</text:span><text:span text:style-name="T8">月</text:span><text:span text:style-name="T7">26</text:span><text:span text:style-name="T8">日</text:span></text:p>
          </table:table-cell>
          <table:table-cell table:style-name="表格6.A2" office:value-type="string">
            <text:p text:style-name="P13">0.3.0</text:p>
          </table:table-cell>
          <table:table-cell table:style-name="表格6.A2" office:value-type="string">
            <text:p text:style-name="P11">对系统所要做的事情进行详细描述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2" office:value-type="string">
            <text:p text:style-name="P12"><text:span text:style-name="T7">2022</text:span><text:span text:style-name="T8">年</text:span><text:span text:style-name="T7">1</text:span><text:span text:style-name="T8">月</text:span><text:span text:style-name="T7">1</text:span><text:span text:style-name="T8">日</text:span></text:p>
          </table:table-cell>
          <table:table-cell table:style-name="表格6.A2" office:value-type="string">
            <text:p text:style-name="P13">0.3.1</text:p>
          </table:table-cell>
          <table:table-cell table:style-name="表格6.A2" office:value-type="string">
            <text:p text:style-name="P11">增加系统要做的事情，同时避免抢占设计</text:p>
          </table:table-cell>
          <table:table-cell table:style-name="表格6.D2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6">2022年1月10日</text:p>
          </table:table-cell>
          <table:table-cell table:style-name="表格6.A7" office:value-type="string">
            <text:p text:style-name="P13">0.3.2</text:p>
          </table:table-cell>
          <table:table-cell table:style-name="表格6.A7" office:value-type="string">
            <text:p text:style-name="P11">增加互动交流处关于点赞，收藏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7">2022年3月21日</text:p>
          </table:table-cell>
          <table:table-cell table:style-name="表格6.A7" office:value-type="string">
            <text:p text:style-name="P13">0.3.3</text:p>
          </table:table-cell>
          <table:table-cell table:style-name="表格6.A7" office:value-type="string">
            <text:p text:style-name="P18">修改获取素材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19">2022年3月28日</text:p>
          </table:table-cell>
          <table:table-cell table:style-name="表格6.A7" office:value-type="string">
            <text:p text:style-name="P13">0.4.0</text:p>
          </table:table-cell>
          <table:table-cell table:style-name="表格6.A7" office:value-type="string">
            <text:p text:style-name="P18">用况变为交替进行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0">2022年4月5日</text:p>
          </table:table-cell>
          <table:table-cell table:style-name="表格6.A7" office:value-type="string">
            <text:p text:style-name="P13">0.4.1</text:p>
          </table:table-cell>
          <table:table-cell table:style-name="表格6.A7" office:value-type="string">
            <text:p text:style-name="P18">添加业务流程切换的有界备选流描述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1">2022年4月9日</text:p>
          </table:table-cell>
          <table:table-cell table:style-name="表格6.A7" office:value-type="string">
            <text:p text:style-name="P13">0.4.2</text:p>
          </table:table-cell>
          <table:table-cell table:style-name="表格6.A7" office:value-type="string">
            <text:p text:style-name="P18">添加社交细节，修改版本号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2">2022年4月26日</text:p>
          </table:table-cell>
          <table:table-cell table:style-name="表格6.A7" office:value-type="string">
            <text:p text:style-name="P23">0.4.3</text:p>
          </table:table-cell>
          <table:table-cell table:style-name="表格6.A7" office:value-type="string">
            <text:p text:style-name="P18">添加关于上传的素材的细节</text:p>
          </table:table-cell>
          <table:table-cell table:style-name="表格6.D7" office:value-type="string">
            <text:p text:style-name="P14"/>
          </table:table-cell>
        </table:table-row>
        <table:table-row table:style-name="表格6.5">
          <table:table-cell table:style-name="表格6.A7" office:value-type="string">
            <text:p text:style-name="P24">2022年6月18日</text:p>
          </table:table-cell>
          <table:table-cell table:style-name="表格6.A7" office:value-type="string">
            <text:p text:style-name="P25">0.4.4</text:p>
          </table:table-cell>
          <table:table-cell table:style-name="表格6.A7" office:value-type="string">
            <text:p text:style-name="P18">笔记交互细节</text:p>
          </table:table-cell>
          <table:table-cell table:style-name="表格6.D7" office:value-type="string">
            <text:p text:style-name="P14"/>
          </table:table-cell>
        </table:table-row>
      </table:table>
      <text:p text:style-name="P26"/>
      <text:p text:style-name="P27"/>
      <text:p text:style-name="P27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8" text:outline-level="1">目录</text:h>
          </text:index-title>
          <text:p text:style-name="P29"><text:a xlink:type="simple" xlink:href="#__RefHeading__3253_1376500826" office:name="摘要" text:style-name="Index_20_Link" text:visited-style-name="Index_20_Link">摘要<text:tab/>2</text:a></text:p>
          <text:p text:style-name="P29"><text:a xlink:type="simple" xlink:href="#__RefHeading__3584_145136877" office:name=" 立项" text:style-name="Index_20_Link" text:visited-style-name="Index_20_Link">第1章 <text:s/>立项<text:tab/>5</text:a></text:p>
          <text:p text:style-name="P30"><text:a xlink:type="simple" xlink:href="#__RefHeading___Toc4585_481696549" office:name="项目起源与提案" text:style-name="Index_20_Link" text:visited-style-name="Index_20_Link">1.1. 项目起源与提案<text:tab/>5</text:a></text:p>
          <text:p text:style-name="P31"><text:a xlink:type="simple" xlink:href="#__RefHeading___Toc4440_927836567" office:name="项目起源" text:style-name="Index_20_Link" text:visited-style-name="Index_20_Link">1. 项目起源<text:tab/>5</text:a></text:p>
          <text:p text:style-name="P31"><text:a xlink:type="simple" xlink:href="#__RefHeading___Toc4444_927836567" office:name="项目提案" text:style-name="Index_20_Link" text:visited-style-name="Index_20_Link">2. 项目提案<text:tab/>5</text:a></text:p>
          <text:p text:style-name="P32"><text:a xlink:type="simple" xlink:href="#__RefHeading___Toc8544_3642964456" office:name="要解决的问题" text:style-name="Index_20_Link" text:visited-style-name="Index_20_Link"><text:s/>2.1. 要解决的问题<text:tab/>5</text:a></text:p>
          <text:p text:style-name="P32"><text:a xlink:type="simple" xlink:href="#__RefHeading___Toc2481_1346398709" office:name="目标用户" text:style-name="Index_20_Link" text:visited-style-name="Index_20_Link"><text:s/>2.2. 目标用户<text:tab/>5</text:a></text:p>
          <text:p text:style-name="P32"><text:a xlink:type="simple" xlink:href="#__RefHeading___Toc2483_1346398709" office:name="解决方案" text:style-name="Index_20_Link" text:visited-style-name="Index_20_Link"><text:s/>2.3. 解决方案<text:tab/>5</text:a></text:p>
          <text:p text:style-name="P32"><text:a xlink:type="simple" xlink:href="#__RefHeading___Toc2485_1346398709" office:name="当前做的原因" text:style-name="Index_20_Link" text:visited-style-name="Index_20_Link"><text:s/>2.4. 当前做的原因<text:tab/>5</text:a></text:p>
          <text:p text:style-name="P30"><text:a xlink:type="simple" xlink:href="#__RefHeading___Toc4587_481696549" office:name="Business Case" text:style-name="Index_20_Link" text:visited-style-name="Index_20_Link">1.2. Business Case<text:tab/>5</text:a></text:p>
          <text:p text:style-name="P31"><text:a xlink:type="simple" xlink:href="#__RefHeading___Toc4448_927836567" office:name="项目价值与收益（Value &amp; Benefits）：" text:style-name="Index_20_Link" text:visited-style-name="Index_20_Link">1. 项目价值与收益（Value &amp; Benefits）：<text:tab/>5</text:a></text:p>
          <text:p text:style-name="P32"><text:a xlink:type="simple" xlink:href="#__RefHeading___Toc4450_927836567" office:name="目标市场" text:style-name="Index_20_Link" text:visited-style-name="Index_20_Link"><text:s/>1.1. 目标市场<text:tab/>5</text:a></text:p>
          <text:p text:style-name="P32"><text:a xlink:type="simple" xlink:href="#__RefHeading___Toc4452_927836567" office:name="解决真实痛点" text:style-name="Index_20_Link" text:visited-style-name="Index_20_Link"><text:s/>1.2. 解决真实痛点<text:tab/>5</text:a></text:p>
          <text:p text:style-name="P32"><text:a xlink:type="simple" xlink:href="#__RefHeading___Toc4454_927836567" office:name="技术栈验证" text:style-name="Index_20_Link" text:visited-style-name="Index_20_Link"><text:s/>1.3. 技术栈验证<text:tab/>6</text:a></text:p>
          <text:p text:style-name="P32"><text:a xlink:type="simple" xlink:href="#__RefHeading___Toc4456_927836567" office:name="作品集价值" text:style-name="Index_20_Link" text:visited-style-name="Index_20_Link"><text:s/>1.4. 作品集价值<text:tab/>6</text:a></text:p>
          <text:p text:style-name="P32"><text:a xlink:type="simple" xlink:href="#__RefHeading___Toc4458_927836567" office:name="竞争优势" text:style-name="Index_20_Link" text:visited-style-name="Index_20_Link"><text:s/>1.5. 竞争优势<text:tab/>6</text:a></text:p>
          <text:p text:style-name="P31"><text:a xlink:type="simple" xlink:href="#__RefHeading___Toc4460_927836567" office:name="成本与资源头投入（Cost &amp; Resources）：" text:style-name="Index_20_Link" text:visited-style-name="Index_20_Link">2. 成本与资源头投入（Cost &amp; Resources）：<text:tab/>6</text:a></text:p>
          <text:p text:style-name="P32"><text:a xlink:type="simple" xlink:href="#__RefHeading___Toc4462_927836567" office:name="技术成本" text:style-name="Index_20_Link" text:visited-style-name="Index_20_Link"><text:s/>2.1. 技术成本<text:tab/>6</text:a></text:p>
          <text:p text:style-name="P32"><text:a xlink:type="simple" xlink:href="#__RefHeading___Toc4464_927836567" office:name="运营成本" text:style-name="Index_20_Link" text:visited-style-name="Index_20_Link"><text:s/>2.2. 运营成本<text:tab/>6</text:a></text:p>
          <text:p text:style-name="P30"><text:a xlink:type="simple" xlink:href="#__RefHeading___Toc2006_1501196742" office:name="项目可行性" text:style-name="Index_20_Link" text:visited-style-name="Index_20_Link">1.3. 项目可行性<text:tab/>6</text:a></text:p>
          <text:p text:style-name="P31"><text:a xlink:type="simple" xlink:href="#__RefHeading___Toc4010_1501196742" office:name="市场可行性" text:style-name="Index_20_Link" text:visited-style-name="Index_20_Link">1. 市场可行性<text:tab/>6</text:a></text:p>
          <text:p text:style-name="P32"><text:a xlink:type="simple" xlink:href="#__RefHeading___Toc4012_1501196742" office:name="目标用户" text:style-name="Index_20_Link" text:visited-style-name="Index_20_Link"><text:s/>1.1. 目标用户<text:tab/>6</text:a></text:p>
          <text:p text:style-name="P32"><text:a xlink:type="simple" xlink:href="#__RefHeading___Toc3710_1346398709" office:name="需求验证" text:style-name="Index_20_Link" text:visited-style-name="Index_20_Link"><text:s/>1.2. 需求验证<text:tab/>6</text:a></text:p>
          <text:p text:style-name="P32"><text:a xlink:type="simple" xlink:href="#__RefHeading___Toc3714_1346398709" office:name="市场空间" text:style-name="Index_20_Link" text:visited-style-name="Index_20_Link"><text:s/>1.3. 市场空间<text:tab/>6</text:a></text:p>
          <text:p text:style-name="P31"><text:a xlink:type="simple" xlink:href="#__RefHeading___Toc5110_1501196742" office:name="技术可行性" text:style-name="Index_20_Link" text:visited-style-name="Index_20_Link">2. 技术可行性<text:tab/>6</text:a></text:p>
          <text:p text:style-name="P32"><text:a xlink:type="simple" xlink:href="#__RefHeading___Toc5112_1501196742" office:name="团队技术能力" text:style-name="Index_20_Link" text:visited-style-name="Index_20_Link"><text:s/>2.1. 团队技术能力<text:tab/>6</text:a></text:p>
          <text:p text:style-name="P32"><text:a xlink:type="simple" xlink:href="#__RefHeading___Toc2022_1501196742" office:name="关键技术难点及解决方案" text:style-name="Index_20_Link" text:visited-style-name="Index_20_Link"><text:s/>2.2. 关键技术难点及解决方案<text:tab/>6</text:a></text:p>
          <text:p text:style-name="P32"><text:a xlink:type="simple" xlink:href="#__RefHeading___Toc2028_1501196742" office:name="技术选型合理性" text:style-name="Index_20_Link" text:visited-style-name="Index_20_Link"><text:s/>2.3. 技术选型合理性<text:tab/>7</text:a></text:p>
          <text:p text:style-name="P29"><text:a xlink:type="simple" xlink:href="#__RefHeading___Toc4589_481696549" office:name="愿景" text:style-name="Index_20_Link" text:visited-style-name="Index_20_Link">第2章 愿景<text:tab/>8</text:a></text:p>
          <text:p text:style-name="P30"><text:a xlink:type="simple" xlink:href="#__RefHeading___Toc14369_1003501382" office:name="问题陈述" text:style-name="Index_20_Link" text:visited-style-name="Index_20_Link">2.1. 问题陈述<text:tab/>8</text:a></text:p>
          <text:p text:style-name="P31"><text:a xlink:type="simple" xlink:href="#__RefHeading___Toc13222_1649206321" office:name="问题一：现有方案的局限性" text:style-name="Index_20_Link" text:visited-style-name="Index_20_Link">1. 问题一：现有方案的局限性<text:tab/>8</text:a></text:p>
          <text:p text:style-name="P31"><text:a xlink:type="simple" xlink:href="#__RefHeading___Toc4474_927836567" office:name="问题二：缺乏专门的解决方案" text:style-name="Index_20_Link" text:visited-style-name="Index_20_Link">2. 问题二：缺乏专门的解决方案<text:tab/>8</text:a></text:p>
          <text:p text:style-name="P31"><text:a xlink:type="simple" xlink:href="#__RefHeading___Toc5251_1632816206" office:name="更多" text:style-name="Index_20_Link" text:visited-style-name="Index_20_Link">3. 更多<text:tab/>8</text:a></text:p>
          <text:p text:style-name="P30"><text:a xlink:type="simple" xlink:href="#__RefHeading___Toc13228_1649206321" office:name="涉众与用户" text:style-name="Index_20_Link" text:visited-style-name="Index_20_Link">2.2. 涉众与用户<text:tab/>10</text:a></text:p>
          <text:p text:style-name="P31"><text:a xlink:type="simple" xlink:href="#__RefHeading___Toc13230_1649206321" office:name="涉众" text:style-name="Index_20_Link" text:visited-style-name="Index_20_Link">1. 涉众<text:tab/>10</text:a></text:p>
          <text:p text:style-name="P31"><text:a xlink:type="simple" xlink:href="#__RefHeading___Toc13232_1649206321" office:name="用户" text:style-name="Index_20_Link" text:visited-style-name="Index_20_Link">2. 用户<text:tab/>10</text:a></text:p>
          <text:p text:style-name="P30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0667_2330980129" office:name="关键涉众的需要" text:style-name="Index_20_Link" text:visited-style-name="Index_20_Link">1. 关键涉众的需要<text:tab/>11</text:a></text:p>
          <text:p text:style-name="P32"><text:a xlink:type="simple" xlink:href="#__RefHeading___Toc10669_2330980129" office:name="Developers的需要" text:style-name="Index_20_Link" text:visited-style-name="Index_20_Link"><text:s/>1.1. Developers的需要<text:tab/>11</text:a></text:p>
          <text:p text:style-name="P32"><text:a xlink:type="simple" xlink:href="#__RefHeading___Toc10671_2330980129" office:name="Users的需要" text:style-name="Index_20_Link" text:visited-style-name="Index_20_Link"><text:s/>1.2. Users的需要<text:tab/>11</text:a></text:p>
          <text:p text:style-name="P31"><text:a xlink:type="simple" xlink:href="#__RefHeading___Toc10673_2330980129" office:name="关键用户的需要" text:style-name="Index_20_Link" text:visited-style-name="Index_20_Link">2. 关键用户的需要<text:tab/>11</text:a></text:p>
          <text:p text:style-name="P32"><text:a xlink:type="simple" xlink:href="#__RefHeading___Toc10675_2330980129" office:name="异地情侣的需要" text:style-name="Index_20_Link" text:visited-style-name="Index_20_Link"><text:s/>2.1. 异地情侣的需要<text:tab/>11</text:a></text:p>
          <text:p text:style-name="P31"><text:a xlink:type="simple" xlink:href="#__RefHeading___Toc3623_3631407543" office:name="关键用户的需要与特性分析" text:style-name="Index_20_Link" text:visited-style-name="Index_20_Link"><text:soft-page-break/>3. 关键用户的需要与特性分析<text:tab/>11</text:a></text:p>
          <text:p text:style-name="P30"><text:a xlink:type="simple" xlink:href="#__RefHeading___Toc13236_1649206321" office:name="产品概述" text:style-name="Index_20_Link" text:visited-style-name="Index_20_Link">2.4. 产品概述<text:tab/>12</text:a></text:p>
          <text:p text:style-name="P31"><text:a xlink:type="simple" xlink:href="#__RefHeading___Toc3259_1373992084" office:name="产品定位陈述" text:style-name="Index_20_Link" text:visited-style-name="Index_20_Link">1. 产品定位陈述<text:tab/>12</text:a></text:p>
          <text:p text:style-name="P31"><text:a xlink:type="simple" xlink:href="#__RefHeading___Toc3261_1373992084" office:name=" 完整的产品概述" text:style-name="Index_20_Link" text:visited-style-name="Index_20_Link">2. <text:s/>完整的产品概述<text:tab/>12</text:a></text:p>
          <text:p text:style-name="P30"><text:a xlink:type="simple" xlink:href="#__RefHeading___Toc3263_1373992084" office:name="产品特性" text:style-name="Index_20_Link" text:visited-style-name="Index_20_Link">2.5. 产品特性<text:tab/>12</text:a></text:p>
          <text:p text:style-name="P30"><text:a xlink:type="simple" xlink:href="#__RefHeading___Toc13244_1649206321" office:name="其他产品需求" text:style-name="Index_20_Link" text:visited-style-name="Index_20_Link">2.6. 其他产品需求<text:tab/>12</text:a></text:p>
          <text:p text:style-name="P31"><text:a xlink:type="simple" xlink:href="#__RefHeading___Toc4510_927836567" office:name="性能需求" text:style-name="Index_20_Link" text:visited-style-name="Index_20_Link">1. 性能需求<text:tab/>12</text:a></text:p>
          <text:p text:style-name="P31"><text:a xlink:type="simple" xlink:href="#__RefHeading___Toc4518_927836567" office:name="兼容性需求" text:style-name="Index_20_Link" text:visited-style-name="Index_20_Link">2. 兼容性需求<text:tab/>13</text:a></text:p>
          <text:p text:style-name="P31"><text:a xlink:type="simple" xlink:href="#__RefHeading___Toc4526_927836567" office:name="可维护性需求" text:style-name="Index_20_Link" text:visited-style-name="Index_20_Link">3. 可维护性需求<text:tab/>13</text:a></text:p>
          <text:p text:style-name="P29"><text:a xlink:type="simple" xlink:href="#__RefHeading___Toc14371_1003501382" office:name=" 用况建模" text:style-name="Index_20_Link" text:visited-style-name="Index_20_Link">第3章 <text:s/>用况建模<text:tab/>14</text:a></text:p>
          <text:p text:style-name="P30"><text:a xlink:type="simple" xlink:href="#__RefHeading___Toc14373_1003501382" office:name="术语表" text:style-name="Index_20_Link" text:visited-style-name="Index_20_Link">3.1. 术语表<text:tab/>14</text:a></text:p>
          <text:p text:style-name="P29"><text:a xlink:type="simple" xlink:href="#__RefHeading___Toc8567_481696549" office:name="需求分析" text:style-name="Index_20_Link" text:visited-style-name="Index_20_Link">第4章 需求分析<text:tab/>16</text:a></text:p>
          <text:p text:style-name="P30"><text:a xlink:type="simple" xlink:href="#__RefHeading___Toc8569_481696549" office:name="健壮性分析" text:style-name="Index_20_Link" text:visited-style-name="Index_20_Link">4.1. 健壮性分析<text:tab/>16</text:a></text:p>
          <text:p text:style-name="P30"><text:a xlink:type="simple" xlink:href="#__RefHeading___Toc8571_481696549" office:name="交互建模" text:style-name="Index_20_Link" text:visited-style-name="Index_20_Link">4.2. 交互建模<text:tab/>16</text:a></text:p>
          <text:p text:style-name="P29"><text:a xlink:type="simple" xlink:href="#__RefHeading___Toc8573_481696549" office:name="架构设计" text:style-name="Index_20_Link" text:visited-style-name="Index_20_Link">第5章 架构设计<text:tab/>17</text:a></text:p>
          <text:p text:style-name="P29"><text:a xlink:type="simple" xlink:href="#__RefHeading___Toc8575_481696549" office:name="详细设计" text:style-name="Index_20_Link" text:visited-style-name="Index_20_Link">第6章 详细设计<text:tab/>18</text:a></text:p>
          <text:p text:style-name="P29"><text:a xlink:type="simple" xlink:href="#__RefHeading__2857_375319270" office:name="后记" text:style-name="Index_20_Link" text:visited-style-name="Index_20_Link">后记<text:tab/>19</text:a></text:p>
          <text:p text:style-name="P29"><text:a xlink:type="simple" xlink:href="#__RefHeading__3696_145136877" office:name="参考文献" text:style-name="Index_20_Link" text:visited-style-name="Index_20_Link">参考文献<text:tab/>20</text:a></text:p>
        </text:index-body>
      </text:table-of-content>
      <text:list text:style-name="Outline">
        <text:list-item>
          <text:h text:style-name="P33" text:outline-level="1"><text:bookmark-start text:name="__RefHeading__3584_145136877"/><text:s/>立项<text:bookmark-end text:name="__RefHeading__3584_145136877"/></text:h>
          <text:list>
            <text:list-item>
              <text:h text:style-name="P34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4440_927836567"/>项目起源<text:bookmark-end text:name="__RefHeading___Toc4440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2_927836567"/><text:tab/>External Needs：随着人们生活范围的扩大，朋友、情侣和家人常常因地理位置相隔遥远，无法像过去一样聚在一起看电影、追剧，缺乏共同的社交娱乐活动来维持情感联系。在线上和亲朋好友一起看电影，一定程度上也消除了异地带来的隔阂感。然而现有解决方案存在诸多问题：版权限制、使用门槛高、收费限制、操作复杂等。<text:bookmark-end text:name="__RefHeading___Toc4442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44_927836567"/>项目提案<text:bookmark-end text:name="__RefHeading___Toc444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46_927836567"/><text:tab/>本项目提议开发一个仿照B站"放映厅"功能的线上观影平台，打造一个开箱即用、轻量级、无广告的解决方案，让分隔两地的朋友、情侣和家人能够轻松实现"一起看电影"的愿望。<text:bookmark-end text:name="__RefHeading___Toc4446_927836567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8544_3642964456"/>要解决的问题<text:bookmark-end text:name="__RefHeading___Toc8544_3642964456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·</text:span>异地生活的亲友缺乏高质量、便捷的共享娱乐体验</text:p>
      <text:p text:style-name="P35"><text:span text:style-name="T9">·</text:span>现有的解决方案存在版权限制、操作复杂等</text:p>
      <text:p text:style-name="P36"><text:span text:style-name="T9">·</text:span>多端兼容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1_1346398709"/>目标用户<text:bookmark-end text:name="__RefHeading___Toc2481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异地情侣、分散在各地的亲密朋友、家庭成员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3_1346398709"/>解决方案<text:bookmark-end text:name="__RefHeading___Toc2483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36"><text:span text:style-name="T9">·</text:span>实时播放同步</text:p>
      <text:p text:style-name="P36"><text:span text:style-name="T9">·</text:span>弹幕和聊天互动</text:p>
      <text:p text:style-name="P36"><text:span text:style-name="T9">·</text:span>片源自行提供（解决片源限制）</text:p>
      <text:p text:style-name="P36"><text:span text:style-name="T9">·</text:span>web端开发（提升便利性、降低跨平台使用门槛）</text:p>
      <text:p text:style-name="P36"><text:span text:style-name="T9">·</text:span>一端搭建，多端享用（降低他人使用门槛）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485_1346398709"/>当前做的原因<text:bookmark-end text:name="__RefHeading___Toc2485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P37"><text:span text:style-name="T9">·</text:span>市场空白：现有的产品并未实现“免费”、“便利”等关键点</text:p>
      <text:p text:style-name="P37"><text:span text:style-name="T9">·</text:span>技术成熟：Socket.<text:span text:style-name="T10">IO实时通信技术已非常成熟</text:span>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4448_927836567"/>项目价值与收益（Value <text:span text:style-name="T11">&amp; Benefits）：</text:span><text:bookmark-end text:name="__RefHeading___Toc4448_927836567"/></text:h>
                  <text:list>
                    <text:list-item>
                      <text:h text:style-name="P38" text:outline-level="4"><text:bookmark-start text:name="__RefHeading___Toc4450_927836567"/>目标市场<text:bookmark-end text:name="__RefHeading___Toc4450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6_1346398709"/>异地情侣、远距离朋友、分隔两地的家人等小圈子人群<text:bookmark-end text:name="__RefHeading___Toc3696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2_927836567"/>解决真实痛点<text:bookmark-end text:name="__RefHeading___Toc445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698_1346398709"/>为项目发起者及其朋友提供一个高质量的社交工具，直接提升异地社交的幸福感。<text:bookmark-end text:name="__RefHeading___Toc369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4_927836567"/><text:soft-page-break/>技术栈验证<text:bookmark-end text:name="__RefHeading___Toc445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0_1346398709"/>作为一个全栈项目，它将完整覆盖前端（Vue）、后端（Express）、实时通信（Socket.IO）和流媒体服务（Nginx）等关键技术，是绝佳的学习和实践案例。<text:bookmark-end text:name="__RefHeading___Toc3700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6_927836567"/>作品集价值<text:bookmark-end text:name="__RefHeading___Toc4456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2_1346398709"/>可作为一个功能完整、架构清晰的代表性作品，在未来求职或技术交流中展示全栈开发能力。<text:bookmark-end text:name="__RefHeading___Toc370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58_927836567"/>竞争优势<text:bookmark-end text:name="__RefHeading___Toc4458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完全免费、片源自由、零门槛使用、专注观影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60_927836567"/>成本与资源头投入（Cost <text:span text:style-name="T11">&amp; Resources）：</text:span><text:bookmark-end text:name="__RefHeading___Toc4460_927836567"/></text:h>
                  <text:list>
                    <text:list-item>
                      <text:h text:style-name="Heading_20_4" text:outline-level="4"><text:bookmark-start text:name="__RefHeading___Toc4462_927836567"/>技术成本<text:bookmark-end text:name="__RefHeading___Toc4462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4_1346398709"/>服务器运营、域名注册、SSL证书、视频暴露等<text:bookmark-end text:name="__RefHeading___Toc3704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4464_927836567"/>运营成本<text:bookmark-end text:name="__RefHeading___Toc4464_927836567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6_1346398709"/>需租用一台高带宽云服务器（约 1核/1GB/100Mbps配置），用于部署应用和提供视频分发。<text:bookmark-end text:name="__RefHeading___Toc3706_1346398709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2006_1501196742"/>项目可行性<text:bookmark-end text:name="__RefHeading___Toc2006_1501196742"/></text:h>
              <text:list>
                <text:list-item>
                  <text:h text:style-name="Heading_20_3" text:outline-level="3"><text:bookmark-start text:name="__RefHeading___Toc4010_1501196742"/>市场可行性<text:bookmark-end text:name="__RefHeading___Toc4010_1501196742"/></text:h>
                  <text:list>
                    <text:list-item>
                      <text:h text:style-name="Heading_20_4" text:outline-level="4"><text:bookmark-start text:name="__RefHeading___Toc4012_1501196742"/>目标用户<text:bookmark-end text:name="__RefHeading___Toc40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08_1346398709"/>18-35岁有异地亲友的年轻群体，涵盖学生、职场人士等，该群体线上社交需求旺盛，对新鲜观影模式接受度高<text:bookmark-end text:name="__RefHeading___Toc3708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0_1346398709"/>需求验证<text:bookmark-end text:name="__RefHeading___Toc3710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2_1346398709"/>结合市场反馈，60%以上的异地用户表示有同步观影需求，且80%用户吐槽现有平台的片源限制与收费问题，需求痛点明确<text:bookmark-end text:name="__RefHeading___Toc3712_1346398709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714_1346398709"/>市场空间<text:bookmark-end text:name="__RefHeading___Toc3714_134639870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6_1346398709"/>当前市场缺乏“轻量、免费、支持自主片源”的陪伴式观影产品，项目具备差异化竞争优势。<text:line-break/> <text:bookmark-end text:name="__RefHeading___Toc3716_1346398709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110_1501196742"/>技术可行性<text:bookmark-end text:name="__RefHeading___Toc5110_1501196742"/></text:h>
                  <text:list>
                    <text:list-item>
                      <text:h text:style-name="Heading_20_4" text:outline-level="4"><text:bookmark-start text:name="__RefHeading___Toc5112_1501196742"/><text:span text:style-name="Strong_20_Emphasis"><text:span text:style-name="T12">团队技术能力</text:span></text:span><text:bookmark-end text:name="__RefHeading___Toc511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3718_1346398709"/>项目团队由6名大学生组成，<text:span text:style-name="Strong_20_Emphasis"><text:span text:style-name="T12">暂无实时通信/视频处理项目经</text:span></text:span>验，但具备以下优势：<text:bookmark-end text:name="__RefHeading___Toc3718_1346398709"/></text:p>
      <text:p text:style-name="Text_20_body"><text:bookmark-start text:name="__RefHeading___Toc2016_1501196742"/><text:span text:style-name="T13">·</text:span>熟练掌握JavaScript/Node.js基础（前端已用Vue.js，后端可快速迁移）。<text:bookmark-end text:name="__RefHeading___Toc2016_1501196742"/></text:p>
      <text:p text:style-name="Text_20_body"><text:bookmark-start text:name="__RefHeading___Toc2018_1501196742"/><text:span text:style-name="T13">·</text:span>通过开源社区资源（如Socket.IO官方文档、FFmpeg教程）可快速上手。<text:bookmark-end text:name="__RefHeading___Toc2018_1501196742"/></text:p>
      <text:p text:style-name="Text_20_body"><text:bookmark-start text:name="__RefHeading___Toc2020_1501196742"/><text:span text:style-name="T13">·</text:span>团队已掌握基础Web开发（HTML/CSS/JS），学习曲线可控。<text:bookmark-end text:name="__RefHeading___Toc2020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2_1501196742"/>关键技术难点及解决方案<text:bookmark-end text:name="__RefHeading___Toc2022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24_1501196742"/><text:span text:style-name="T13">·</text:span>同步延迟问题:用Socket.IO广播播放状况事件，服务器统一同步进度。<text:bookmark-end text:name="__RefHeading___Toc2024_1501196742"/></text:p>
      <text:p text:style-name="Text_20_body"><text:bookmark-start text:name="__RefHeading___Toc2026_1501196742"/><text:span text:style-name="T14">·</text:span><text:span text:style-name="T15">视频格式兼容：用户上传视频 → FFmpeg转码为HLS格式（自动生成.m3u8文件） → <text:tab/>Nginx分发流媒体。</text:span><text:bookmark-end text:name="__RefHeading___Toc2026_1501196742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2028_1501196742"/><text:soft-page-break/>技术选型合理性<text:bookmark-end text:name="__RefHeading___Toc2028_150119674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2030_1501196742"/><text:span text:style-name="T16">·</text:span><text:span text:style-name="T17">Socket.IO</text:span><text:span text:style-name="T18">封装了</text:span><text:span text:style-name="T17">WebSocket/P2P</text:span><text:span text:style-name="T18">复杂逻辑，提供简单广播</text:span><text:span text:style-name="T17">API</text:span><text:span text:style-name="T19"> 。</text:span><text:bookmark-end text:name="__RefHeading___Toc2030_1501196742"/></text:p>
      <text:p text:style-name="Text_20_body"><text:bookmark-start text:name="__RefHeading___Toc2032_1501196742"/><text:span text:style-name="T16">·</text:span><text:span text:style-name="T17">FFmpeg</text:span><text:span text:style-name="T18">有现成命令行工具，团队可直接调用，无需从零开发。</text:span><text:bookmark-end text:name="__RefHeading___Toc2032_1501196742"/></text:p>
      <text:p text:style-name="Text_20_body"><text:bookmark-start text:name="__RefHeading___Toc2034_1501196742"/><text:span text:style-name="T16">·</text:span><text:span text:style-name="T20">Nginx</text:span><text:span text:style-name="T21">配置简单（支持</text:span><text:span text:style-name="T22">HLS</text:span><text:span text:style-name="T21">流媒体），</text:span><text:span text:style-name="T22">video.js</text:span><text:span text:style-name="T21">兼容主流格式，</text:span><text:span text:style-name="Strong_20_Emphasis"><text:span text:style-name="T23">规避了自研播放器的高复杂</text:span></text:span><text:span text:style-name="Strong_20_Emphasis"><text:span text:style-name="T24">度。</text:span></text:span><text:bookmark-end text:name="__RefHeading___Toc2034_1501196742"/></text:p>
      <text:p text:style-name="Text_20_body"><text:bookmark-start text:name="__RefHeading___Toc2036_1501196742"/><text:span text:style-name="T16">·</text:span><text:span text:style-name="Strong_20_Emphasis"><text:span text:style-name="T25">Node.js</text:span></text:span><text:span text:style-name="Strong_20_Emphasis"><text:span text:style-name="T26"> + </text:span></text:span><text:span text:style-name="Strong_20_Emphasis"><text:span text:style-name="T25">Express</text:span></text:span><text:span text:style-name="Strong_20_Emphasis"><text:span text:style-name="T26">与前端</text:span></text:span><text:span text:style-name="Strong_20_Emphasis"><text:span text:style-name="T25">Vue.js</text:span></text:span><text:span text:style-name="Strong_20_Emphasis"><text:span text:style-name="T26">同属</text:span></text:span><text:span text:style-name="Strong_20_Emphasis"><text:span text:style-name="T25">JS</text:span></text:span><text:span text:style-name="Strong_20_Emphasis"><text:span text:style-name="T26">生态，技术兼容好，开发效率高；</text:span></text:span><text:span text:style-name="Strong_20_Emphasis"><text:span text:style-name="T25">Express</text:span></text:span><text:span text:style-name="Strong_20_Emphasis"><text:span text:style-name="T26">文档丰富，适合新手快速搭建</text:span></text:span><text:span text:style-name="Strong_20_Emphasis"><text:span text:style-name="T25">API</text:span></text:span><text:span text:style-name="Strong_20_Emphasis"><text:span text:style-name="T26">。</text:span></text:span><text:bookmark-end text:name="__RefHeading___Toc2036_1501196742"/></text:p>
      <text:list text:continue-numbering="true" text:style-name="Outline">
        <text:list-item>
          <text:h text:style-name="P33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：现有方案的局限性<text:bookmark-end text:name="__RefHeading___Toc13222_1649206321"/></text:h>
                </text:list-item>
              </text:list>
            </text:list-item>
          </text:list>
        </text:list-item>
      </text:list>
      <text:p text:style-name="Text_20_body"><text:bookmark-start text:name="__RefHeading___Toc4466_927836567"/><text:span text:style-name="T27">·</text:span><text:span text:style-name="T28">版权问题：</text:span>直播间放视频涉及版权风险。<text:bookmark-end text:name="__RefHeading___Toc4466_927836567"/></text:p>
      <text:p text:style-name="Text_20_body"><text:bookmark-start text:name="__RefHeading___Toc4468_927836567"/><text:span text:style-name="T27">·</text:span><text:span text:style-name="T28">配置繁琐：</text:span>Video Together等插件需要双方安装，手机端需特定浏览器。<text:bookmark-end text:name="__RefHeading___Toc4468_927836567"/></text:p>
      <text:p text:style-name="Text_20_body"><text:bookmark-start text:name="__RefHeading___Toc4470_927836567"/><text:span text:style-name="T27">·</text:span><text:span text:style-name="T28">商业限制：</text:span>B站放映厅收费且片源有限。<text:bookmark-end text:name="__RefHeading___Toc4470_927836567"/></text:p>
      <text:p text:style-name="Text_20_body"><text:bookmark-start text:name="__RefHeading___Toc4472_927836567"/><text:span text:style-name="T27">·</text:span><text:span text:style-name="T28">体验问题：</text:span>腾讯会议等工具有时长限制和流畅度问题。<text:bookmark-end text:name="__RefHeading___Toc4472_927836567"/></text:p>
      <table:table table:name="表格5" table:style-name="表格5">
        <table:table-column table:style-name="表格5.A" table:number-columns-repeated="5"/>
        <table:table-row>
          <table:table-cell table:style-name="表格5.A1" office:value-type="string">
            <text:p text:style-name="P39">特性</text:p>
          </table:table-cell>
          <table:table-cell table:style-name="表格5.A1" office:value-type="string">
            <text:p text:style-name="P40">本项目</text:p>
          </table:table-cell>
          <table:table-cell table:style-name="表格5.A1" office:value-type="string">
            <text:p text:style-name="P40">B站放映厅</text:p>
          </table:table-cell>
          <table:table-cell table:style-name="表格5.A1" office:value-type="string">
            <text:p text:style-name="P40">Video Together</text:p>
          </table:table-cell>
          <table:table-cell table:style-name="表格5.E1" office:value-type="string">
            <text:p text:style-name="P40">视频会议工具</text:p>
          </table:table-cell>
        </table:table-row>
        <table:table-row>
          <table:table-cell table:style-name="表格5.A2" office:value-type="string">
            <text:p text:style-name="P39">免费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0">部分免费</text:p>
          </table:table-cell>
        </table:table-row>
        <table:table-row>
          <table:table-cell table:style-name="表格5.A2" office:value-type="string">
            <text:p text:style-name="P39">片源自由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√</text:p>
          </table:table-cell>
        </table:table-row>
        <table:table-row>
          <table:table-cell table:style-name="表格5.A2" office:value-type="string">
            <text:p text:style-name="P39">无需安装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（已集成在B站）</text:p>
          </table:table-cell>
          <table:table-cell table:style-name="表格5.A2" office:value-type="string">
            <text:p text:style-name="P41">Ⅹ</text:p>
          </table:table-cell>
          <table:table-cell table:style-name="表格5.E2" office:value-type="string">
            <text:p text:style-name="P41">Ⅹ</text:p>
          </table:table-cell>
        </table:table-row>
        <table:table-row>
          <table:table-cell table:style-name="表格5.A2" office:value-type="string">
            <text:p text:style-name="P39">手机友好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E2" office:value-type="string">
            <text:p text:style-name="P41">√</text:p>
          </table:table-cell>
        </table:table-row>
        <table:table-row>
          <table:table-cell table:style-name="表格5.A2" office:value-type="string">
            <text:p text:style-name="P39">无时长限制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Ⅹ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Ⅹ</text:p>
          </table:table-cell>
        </table:table-row>
        <table:table-row>
          <table:table-cell table:style-name="表格5.A2" office:value-type="string">
            <text:p text:style-name="P39">专注观影体验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A2" office:value-type="string">
            <text:p text:style-name="P41">√</text:p>
          </table:table-cell>
          <table:table-cell table:style-name="表格5.E2" office:value-type="string">
            <text:p text:style-name="P41">Ⅹ</text:p>
          </table:table-cell>
        </table:table-row>
      </table:table>
      <text:p text:style-name="Text_20_body"/>
      <text:p text:style-name="Table_20_Contents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474_927836567"/>问题二：缺乏专门的解决方案<text:bookmark-end text:name="__RefHeading___Toc4474_927836567"/></text:h>
                </text:list-item>
              </text:list>
            </text:list-item>
          </text:list>
        </text:list-item>
      </text:list>
      <text:p text:style-name="Text_20_body"><text:bookmark-start text:name="__RefHeading___Toc4476_927836567"/>市场缺少一个轻量、无广告、操作简单、专门针对小圈子观影场景的解决方案。<text:bookmark-end text:name="__RefHeading___Toc447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5251_1632816206"/>更多<text:bookmark-end text:name="__RefHeading___Toc5251_1632816206"/></text:h>
                </text:list-item>
              </text:list>
            </text:list-item>
          </text:list>
        </text:list-item>
      </text:list>
      <text:p text:style-name="Text_20_body">功能收费问题陈述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Text_20_body">要素</text:p>
          </table:table-cell>
          <table:table-cell table:style-name="表格7.B1" office:value-type="string">
            <text:p text:style-name="Text_20_body">描述</text:p>
          </table:table-cell>
        </table:table-row>
        <table:table-row>
          <table:table-cell table:style-name="表格7.A2" office:value-type="string">
            <text:p text:style-name="Text_20_body">问题</text:p>
          </table:table-cell>
          <table:table-cell table:style-name="表格7.B2" office:value-type="string">
            <text:p text:style-name="Text_20_body">需要收费或充值会员</text:p>
          </table:table-cell>
        </table:table-row>
        <table:table-row>
          <table:table-cell table:style-name="表格7.A2" office:value-type="string">
            <text:p text:style-name="Text_20_body">影响</text:p>
          </table:table-cell>
          <table:table-cell table:style-name="表格7.B2" office:value-type="string">
            <text:p text:style-name="Text_20_body">服务提供方、用户</text:p>
          </table:table-cell>
        </table:table-row>
        <table:table-row>
          <table:table-cell table:style-name="表格7.A2" office:value-type="string">
            <text:p text:style-name="Text_20_body">结果</text:p>
          </table:table-cell>
          <table:table-cell table:style-name="表格7.B2" office:value-type="string">
            <text:p text:style-name="Text_20_body">增加用户观影成本。</text:p>
          </table:table-cell>
        </table:table-row>
        <table:table-row>
          <table:table-cell table:style-name="表格7.A2" office:value-type="string">
            <text:p text:style-name="Text_20_body">优点</text:p>
          </table:table-cell>
          <table:table-cell table:style-name="表格7.B2" office:value-type="string">
            <text:p text:style-name="Text_20_body">我们的项目优点如下：</text:p>
            <text:p text:style-name="Text_20_body">1.开源</text:p>
            <text:p text:style-name="Text_20_body">2.免费无广告</text:p>
            <text:p text:style-name="Text_20_body">3.节省用户开支</text:p>
          </table:table-cell>
        </table:table-row>
      </table:table>
      <text:p text:style-name="Text_20_body"/>
      <text:p text:style-name="P42"/>
      <text:p text:style-name="P42"/>
      <text:p text:style-name="P42"/>
      <text:p text:style-name="P42"/>
      <text:p text:style-name="P42"/>
      <text:p text:style-name="P42"/>
      <text:p text:style-name="Text_20_body">个人信息问题陈述</text:p>
      <table:table table:name="表格8" table:style-name="表格8">
        <table:table-column table:style-name="表格8.A"/>
        <table:table-column table:style-name="表格8.B"/>
        <text:soft-page-break/>
        <table:table-row>
          <table:table-cell table:style-name="表格8.A1" office:value-type="string">
            <text:p text:style-name="Text_20_body">要素</text:p>
          </table:table-cell>
          <table:table-cell table:style-name="表格8.B1" office:value-type="string">
            <text:p text:style-name="Text_20_body">描述</text:p>
          </table:table-cell>
        </table:table-row>
        <table:table-row>
          <table:table-cell table:style-name="表格8.A2" office:value-type="string">
            <text:p text:style-name="Text_20_body">问题</text:p>
          </table:table-cell>
          <table:table-cell table:style-name="表格8.B2" office:value-type="string">
            <text:p text:style-name="Text_20_body">大部分平台必须注册账户</text:p>
          </table:table-cell>
        </table:table-row>
        <table:table-row>
          <table:table-cell table:style-name="表格8.A2" office:value-type="string">
            <text:p text:style-name="Text_20_body">影响</text:p>
          </table:table-cell>
          <table:table-cell table:style-name="表格8.B2" office:value-type="string">
            <text:p text:style-name="Text_20_body">服务提供方、用户</text:p>
          </table:table-cell>
        </table:table-row>
        <table:table-row>
          <table:table-cell table:style-name="表格8.A2" office:value-type="string">
            <text:p text:style-name="Text_20_body">结果</text:p>
          </table:table-cell>
          <table:table-cell table:style-name="表格8.B2" office:value-type="string">
            <text:p text:style-name="Text_20_body">用户需要提供个人信息，存在隐私泄露风险；需要注册多余的账号；游客无法使用。</text:p>
          </table:table-cell>
        </table:table-row>
        <table:table-row>
          <table:table-cell table:style-name="表格8.A2" office:value-type="string">
            <text:p text:style-name="Text_20_body">优点</text:p>
          </table:table-cell>
          <table:table-cell table:style-name="表格8.B2" office:value-type="string">
            <text:p text:style-name="Text_20_body">我们的项目优点如下：</text:p>
            <text:p text:style-name="Text_20_body">1.无需注册，简单便捷</text:p>
            <text:p text:style-name="Text_20_body">2.不收集用户个人信息，保护用户个人信息与隐私安全</text:p>
          </table:table-cell>
        </table:table-row>
      </table:table>
      <text:p text:style-name="Text_20_body"/>
      <text:p text:style-name="Text_20_body">部署配置问题陈述</text:p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Text_20_body">要素</text:p>
          </table:table-cell>
          <table:table-cell table:style-name="表格9.B1" office:value-type="string">
            <text:p text:style-name="Text_20_body">描述</text:p>
          </table:table-cell>
        </table:table-row>
        <table:table-row>
          <table:table-cell table:style-name="表格9.A2" office:value-type="string">
            <text:p text:style-name="Text_20_body">问题</text:p>
          </table:table-cell>
          <table:table-cell table:style-name="表格9.B2" office:value-type="string">
            <text:p text:style-name="Text_20_body">浏览器插件等安装配置繁琐</text:p>
          </table:table-cell>
        </table:table-row>
        <table:table-row>
          <table:table-cell table:style-name="表格9.A2" office:value-type="string">
            <text:p text:style-name="Text_20_body">影响</text:p>
          </table:table-cell>
          <table:table-cell table:style-name="表格9.B2" office:value-type="string">
            <text:p text:style-name="Text_20_body">用户</text:p>
          </table:table-cell>
        </table:table-row>
        <table:table-row>
          <table:table-cell table:style-name="表格9.A2" office:value-type="string">
            <text:p text:style-name="Text_20_body">结果</text:p>
          </table:table-cell>
          <table:table-cell table:style-name="表格9.B2" office:value-type="string">
            <text:p text:style-name="Text_20_body">用户不得不花费大量时间精力配置观影环境，电脑小白被劝退</text:p>
          </table:table-cell>
        </table:table-row>
        <table:table-row>
          <table:table-cell table:style-name="表格9.A2" office:value-type="string">
            <text:p text:style-name="Text_20_body">优点</text:p>
          </table:table-cell>
          <table:table-cell table:style-name="表格9.B2" office:value-type="string">
            <text:p text:style-name="Text_20_body">我们的项目优点如下：</text:p>
            <text:p text:style-name="Text_20_body">1.部署简单</text:p>
            <text:p text:style-name="Text_20_body">2.用户可以快速上手</text:p>
          </table:table-cell>
        </table:table-row>
      </table:table>
      <text:p text:style-name="Text_20_body"/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Text_20_body">要素</text:p>
          </table:table-cell>
          <table:table-cell table:style-name="表格10.B1" office:value-type="string">
            <text:p text:style-name="Text_20_body">描述</text:p>
          </table:table-cell>
        </table:table-row>
        <table:table-row>
          <table:table-cell table:style-name="表格10.A2" office:value-type="string">
            <text:p text:style-name="Text_20_body">问题</text:p>
          </table:table-cell>
          <table:table-cell table:style-name="表格10.B2" office:value-type="string">
            <text:p text:style-name="Text_20_body">需要每个用户都安装配置插件</text:p>
          </table:table-cell>
        </table:table-row>
        <table:table-row>
          <table:table-cell table:style-name="表格10.A2" office:value-type="string">
            <text:p text:style-name="Text_20_body">影响</text:p>
          </table:table-cell>
          <table:table-cell table:style-name="表格10.B2" office:value-type="string">
            <text:p text:style-name="Text_20_body">服务提供方、用户</text:p>
          </table:table-cell>
        </table:table-row>
        <table:table-row>
          <table:table-cell table:style-name="表格10.A2" office:value-type="string">
            <text:p text:style-name="Text_20_body">结果</text:p>
          </table:table-cell>
          <table:table-cell table:style-name="表格10.B2" office:value-type="string">
            <text:p text:style-name="Text_20_body">用户花费大量时间，容易被劝退</text:p>
          </table:table-cell>
        </table:table-row>
        <table:table-row>
          <table:table-cell table:style-name="表格10.A2" office:value-type="string">
            <text:p text:style-name="Text_20_body">优点</text:p>
          </table:table-cell>
          <table:table-cell table:style-name="表格10.B2" office:value-type="string">
            <text:p text:style-name="Text_20_body">我们的项目优点如下：</text:p>
            <text:p text:style-name="Text_20_body">1.只需一人部署，其他人直接使用</text:p>
            <text:p text:style-name="Text_20_body">2.节约大量的用户准备时间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P43">片源受限问题陈述</text:p>
      <table:table table:name="表格11" table:style-name="表格11">
        <table:table-column table:style-name="表格11.A"/>
        <table:table-column table:style-name="表格11.B"/>
        <text:soft-page-break/>
        <table:table-row>
          <table:table-cell table:style-name="表格11.A1" office:value-type="string">
            <text:p text:style-name="Text_20_body">要素</text:p>
          </table:table-cell>
          <table:table-cell table:style-name="表格11.B1" office:value-type="string">
            <text:p text:style-name="Text_20_body">描述</text:p>
          </table:table-cell>
        </table:table-row>
        <table:table-row>
          <table:table-cell table:style-name="表格11.A2" office:value-type="string">
            <text:p text:style-name="Text_20_body">问题</text:p>
          </table:table-cell>
          <table:table-cell table:style-name="表格11.B2" office:value-type="string">
            <text:p text:style-name="Text_20_body">因版权受限的片源</text:p>
          </table:table-cell>
        </table:table-row>
        <table:table-row>
          <table:table-cell table:style-name="表格11.A2" office:value-type="string">
            <text:p text:style-name="Text_20_body">影响</text:p>
          </table:table-cell>
          <table:table-cell table:style-name="表格11.B2" office:value-type="string">
            <text:p text:style-name="Text_20_body">服务提供方、用户、影视资源版权方</text:p>
          </table:table-cell>
        </table:table-row>
        <table:table-row>
          <table:table-cell table:style-name="表格11.A2" office:value-type="string">
            <text:p text:style-name="Text_20_body">结果</text:p>
          </table:table-cell>
          <table:table-cell table:style-name="表格11.B2" office:value-type="string">
            <text:p text:style-name="Text_20_body">可能没有用户想要的资源</text:p>
          </table:table-cell>
        </table:table-row>
        <table:table-row>
          <table:table-cell table:style-name="表格11.A2" office:value-type="string">
            <text:p text:style-name="Text_20_body">优点</text:p>
          </table:table-cell>
          <table:table-cell table:style-name="表格11.B2" office:value-type="string">
            <text:p text:style-name="Text_20_body">我们的项目优点如下：</text:p>
            <text:p text:style-name="Text_20_body">1.用户自主上传资源</text:p>
            <text:p text:style-name="Text_20_body">2.私人观影不受版权限制</text:p>
          </table:table-cell>
        </table:table-row>
      </table:table>
      <text:p text:style-name="Text_20_body"/>
      <text:p text:style-name="Text_20_body">聊天互动问题陈述</text:p>
      <table:table table:name="表格12" table:style-name="表格12">
        <table:table-column table:style-name="表格12.A"/>
        <table:table-column table:style-name="表格12.B"/>
        <table:table-row>
          <table:table-cell table:style-name="表格12.A1" office:value-type="string">
            <text:p text:style-name="Text_20_body">要素</text:p>
          </table:table-cell>
          <table:table-cell table:style-name="表格12.B1" office:value-type="string">
            <text:p text:style-name="Text_20_body">描述</text:p>
          </table:table-cell>
        </table:table-row>
        <table:table-row>
          <table:table-cell table:style-name="表格12.A2" office:value-type="string">
            <text:p text:style-name="Text_20_body">问题</text:p>
          </table:table-cell>
          <table:table-cell table:style-name="表格12.B2" office:value-type="string">
            <text:p text:style-name="Text_20_body">基于浏览器插件的观影方式无法发送弹幕/消息</text:p>
          </table:table-cell>
        </table:table-row>
        <table:table-row>
          <table:table-cell table:style-name="表格12.A2" office:value-type="string">
            <text:p text:style-name="Text_20_body">影响</text:p>
          </table:table-cell>
          <table:table-cell table:style-name="表格12.B2" office:value-type="string">
            <text:p text:style-name="Text_20_body">服务提供方、用户</text:p>
          </table:table-cell>
        </table:table-row>
        <table:table-row>
          <table:table-cell table:style-name="表格12.A2" office:value-type="string">
            <text:p text:style-name="Text_20_body">结果</text:p>
          </table:table-cell>
          <table:table-cell table:style-name="表格12.B2" office:value-type="string">
            <text:p text:style-name="Text_20_body">用户观影时不方便互动</text:p>
          </table:table-cell>
        </table:table-row>
        <table:table-row>
          <table:table-cell table:style-name="表格12.A2" office:value-type="string">
            <text:p text:style-name="Text_20_body">优点</text:p>
          </table:table-cell>
          <table:table-cell table:style-name="表格12.B2" office:value-type="string">
            <text:p text:style-name="Text_20_body">我们的项目优点如下：</text:p>
            <text:p text:style-name="Text_20_body">1.用户可以发送弹幕/消息</text:p>
            <text:p text:style-name="Text_20_body">2.增加了观影过程的趣味性</text:p>
            <text:p text:style-name="Text_20_body">3.改善了用户观影体验</text:p>
          </table:table-cell>
        </table:table-row>
      </table:table>
      <text:p text:style-name="Text_20_body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4">涉众</text:p>
          </table:table-cell>
          <table:table-cell table:style-name="表格1.A1" office:value-type="string">
            <text:p text:style-name="P44">涉众类型</text:p>
          </table:table-cell>
          <table:table-cell table:style-name="表格1.C1" office:value-type="string">
            <text:p text:style-name="P44">简要描述</text:p>
          </table:table-cell>
        </table:table-row>
        <table:table-row table:style-name="表格1.1">
          <table:table-cell table:style-name="表格1.A2" office:value-type="string">
            <text:p text:style-name="P45">开发者</text:p>
          </table:table-cell>
          <table:table-cell table:style-name="表格1.A2" office:value-type="string">
            <text:p text:style-name="P44"><text:bookmark-start text:name="__RefHeading___Toc13240_1649206321117"/>Developers<text:bookmark-end text:name="__RefHeading___Toc13240_1649206321117"/></text:p>
          </table:table-cell>
          <table:table-cell table:style-name="表格1.C2" office:value-type="string">
            <text:p text:style-name="P44">负责系统实现以及维护的技术人员</text:p>
          </table:table-cell>
        </table:table-row>
        <table:table-row table:style-name="表格1.1">
          <table:table-cell table:style-name="表格1.A2" office:value-type="string">
            <text:p text:style-name="P46">观影者</text:p>
          </table:table-cell>
          <table:table-cell table:style-name="表格1.A2" office:value-type="string">
            <text:p text:style-name="P44">Users</text:p>
          </table:table-cell>
          <table:table-cell table:style-name="表格1.C2" office:value-type="string">
            <text:p text:style-name="P44">使用系统进行观影的人</text:p>
          </table:table-cell>
        </table:table-row>
        <table:table-row table:style-name="表格1.4">
          <table:table-cell table:style-name="表格1.A2" office:value-type="string">
            <text:p text:style-name="P47">技术专家</text:p>
          </table:table-cell>
          <table:table-cell table:style-name="表格1.A2" office:value-type="string">
            <text:p text:style-name="P44">Authoities</text:p>
          </table:table-cell>
          <table:table-cell table:style-name="表格1.C2" office:value-type="string">
            <text:p text:style-name="Text_20_body">对系统提供技术支持的人员</text:p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/>
        <table:table-column table:style-name="表格2.B"/>
        <table:table-column table:style-name="表格2.C"/>
        <table:table-row>
          <table:table-cell table:style-name="表格2.A1" office:value-type="string">
            <text:p text:style-name="P46">异地情侣</text:p>
          </table:table-cell>
          <table:table-cell table:style-name="表格2.A1" office:value-type="string">
            <text:p text:style-name="P44">高频用户</text:p>
          </table:table-cell>
          <table:table-cell table:style-name="表格2.C1" office:value-type="string">
            <text:p text:style-name="P44">处于热恋期的异地情侣</text:p>
          </table:table-cell>
        </table:table-row>
        <table:table-row>
          <table:table-cell table:style-name="表格2.A2" office:value-type="string">
            <text:p text:style-name="P46">异地家人、朋友</text:p>
          </table:table-cell>
          <table:table-cell table:style-name="表格2.A2" office:value-type="string">
            <text:p text:style-name="P44">中频用户</text:p>
          </table:table-cell>
          <table:table-cell table:style-name="表格2.C2" office:value-type="string">
            <text:p text:style-name="P44">定期进行线上活动的家人朋友</text:p>
          </table:table-cell>
        </table:table-row>
        <table:table-row>
          <table:table-cell table:style-name="表格2.A2" office:value-type="string">
            <text:p text:style-name="P46">搭子</text:p>
          </table:table-cell>
          <table:table-cell table:style-name="表格2.A2" office:value-type="string">
            <text:p text:style-name="P44">低频用户</text:p>
          </table:table-cell>
          <table:table-cell table:style-name="表格2.C2" office:value-type="string">
            <text:p text:style-name="P44">偶尔商定一起观看电影等的搭档</text:p>
          </table:table-cell>
        </table:table-row>
      </table:table>
      <text:p text:style-name="P48"/>
      <text:list text:continue-numbering="true" text:style-name="Outline">
        <text:list-item>
          <text:list>
            <text:list-item>
              <text:h text:style-name="P49" text:outline-level="2"><text:bookmark-start text:name="__RefHeading___Toc13234_1649206321"/><text:soft-page-break/>关键涉众和用户的需要<text:bookmark-end text:name="__RefHeading___Toc13234_1649206321"/></text:h>
              <text:list>
                <text:list-item>
                  <text:h text:style-name="Heading_20_3" text:outline-level="3"><text:bookmark-start text:name="__RefHeading___Toc10667_2330980129"/>关键涉众的需要<text:bookmark-end text:name="__RefHeading___Toc10667_2330980129"/></text:h>
                  <text:list>
                    <text:list-item>
                      <text:h text:style-name="Heading_20_4" text:outline-level="4"><text:bookmark-start text:name="__RefHeading___Toc10669_2330980129"/>Developers的需要<text:bookmark-end text:name="__RefHeading___Toc10669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__RefHeading___Toc4480_927836567 副本 1"/><text:span text:style-name="T29">·</text:span><text:span text:style-name="T30">提供</text:span>明确的功能描述：功能描述必须明确，易于理解<text:bookmark-end text:name="__RefHeading___Toc4480_927836567 副本 1"/></text:p>
      <text:p text:style-name="Text_20_body"><text:bookmark-start text:name="__RefHeading___Toc4480_927836567 副本 2"/><text:span text:style-name="T29">·</text:span><text:span text:style-name="T30">提供合理的开发时间安排：时间安排应该合理</text:span><text:bookmark-end text:name="__RefHeading___Toc4480_927836567 副本 2"/></text:p>
      <text:p text:style-name="P50"><text:bookmark-start text:name="__RefHeading___Toc4480_927836567 副本 3"/><text:span text:style-name="T29">·</text:span><text:span text:style-name="T30">提供</text:span>成熟稳定的技术支持：技术必须先进、稳定，确保短时间不会被淘汰<text:bookmark-end text:name="__RefHeading___Toc4480_927836567 副本 3"/></text:p>
      <text:p text:style-name="P50"><text:bookmark-start text:name="__RefHeading___Toc4480_927836567 副本 4"/><text:span text:style-name="T29">·</text:span><text:span text:style-name="T30">提供</text:span>标准的开发流程：确保开发过程中不会出现冲突和较长的等待<text:bookmark-end text:name="__RefHeading___Toc4480_927836567 副本 4"/></text:p>
      <text:p text:style-name="P50"><text:bookmark-start text:name="__RefHeading___Toc4480_927836567 副本 5"/><text:span text:style-name="T29">·</text:span><text:span text:style-name="T30">提供</text:span>积极的交流氛围：开发成员之间的交流应该更加积极，以增加开发效率<text:bookmark-end text:name="__RefHeading___Toc4480_927836567 副本 5"/></text:p>
      <text:p text:style-name="P50"><text:bookmark-start text:name="__RefHeading___Toc4480_927836567 副本 6"/><text:span text:style-name="T29">·</text:span><text:span text:style-name="T30">提供</text:span>结构清晰、模块化的代码设计：减少后期维护成本<text:bookmark-end text:name="__RefHeading___Toc4480_927836567 副本 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0671_2330980129"/>Users的需要<text:bookmark-end text:name="__RefHeading___Toc10671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51"><text:bookmark-start text:name="__RefHeading___Toc4480_927836567 副本 6 副本 1"/><text:span text:style-name="T29">·</text:span><text:span text:style-name="T30">提供</text:span>流畅的播放体验：播放不应该卡顿、模糊、音画不同轨<text:bookmark-end text:name="__RefHeading___Toc4480_927836567 副本 6 副本 1"/></text:p>
      <text:p text:style-name="P51"><text:bookmark-start text:name="__RefHeading___Toc4480_927836567 副本 6 副本 2"/><text:span text:style-name="T29">·</text:span><text:span text:style-name="T30">提供</text:span>实时的交流：参与者之间的交流应该低延迟、完整<text:bookmark-end text:name="__RefHeading___Toc4480_927836567 副本 6 副本 2"/></text:p>
      <text:p text:style-name="P51"><text:bookmark-start text:name="__RefHeading___Toc4480_927836567 副本 6 副本 3"/><text:span text:style-name="T29">·</text:span><text:span text:style-name="T30">提供</text:span>自由丰富的片源：涵盖常见片源，支持自带片源<text:bookmark-end text:name="__RefHeading___Toc4480_927836567 副本 6 副本 3"/></text:p>
      <text:p text:style-name="P51"><text:bookmark-start text:name="__RefHeading___Toc4480_927836567 副本 6 副本 4"/><text:span text:style-name="T29">·</text:span><text:span text:style-name="T30">提供</text:span>简单的操作：创建观影室、加入观影室的操作无门槛<text:bookmark-end text:name="__RefHeading___Toc4480_927836567 副本 6 副本 4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0673_2330980129"/>关键用户的需要<text:bookmark-end text:name="__RefHeading___Toc10673_2330980129"/></text:h>
                  <text:list>
                    <text:list-item>
                      <text:h text:style-name="Heading_20_4" text:outline-level="4"><text:bookmark-start text:name="__RefHeading___Toc10675_2330980129"/>异地情侣的需要<text:bookmark-end text:name="__RefHeading___Toc10675_2330980129"/></text:h>
                    </text:list-item>
                  </text:list>
                </text:list-item>
              </text:list>
            </text:list-item>
          </text:list>
        </text:list-item>
      </text:list>
      <text:p text:style-name="P52"><text:bookmark-start text:name="__RefHeading___Toc4480_927836567 副本 6 副本 4 副本 1"/><text:span text:style-name="T29">·</text:span>提供快捷方便的操作：随时随地都可以共同观影，操作无门槛<text:bookmark-end text:name="__RefHeading___Toc4480_927836567 副本 6 副本 4 副本 1"/></text:p>
      <text:p text:style-name="P52"><text:bookmark-start text:name="__RefHeading___Toc4480_927836567 副本 6 副本 4 副本 2"/><text:span text:style-name="T29">·</text:span>提供良好的交流互动体验：通过共同观影，营造陪伴感、消除孤独感、增强亲密感<text:bookmark-end text:name="__RefHeading___Toc4480_927836567 副本 6 副本 4 副本 2"/></text:p>
      <text:p text:style-name="P52"><text:bookmark-start text:name="__RefHeading___Toc4480_927836567 副本 6 副本 4 副本 3"/><text:span text:style-name="T29">·</text:span>提供自由的片源：片源多样且可以自带片源<text:bookmark-end text:name="__RefHeading___Toc4480_927836567 副本 6 副本 4 副本 3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623_3631407543"/>关键用户的需要与特性分析<text:bookmark-end text:name="__RefHeading___Toc3623_3631407543"/></text:h>
                </text:list-item>
              </text:list>
            </text:list-item>
          </text:list>
        </text:list-item>
      </text:list>
      <text:p text:style-name="P53">异地情侣的需要： 提供快捷方便的操作、提供良好的交流互动体验、提供自由的片源</text:p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表格正文">核心需要（Needs）</text:p>
          </table:table-cell>
          <table:table-cell table:style-name="表格15.B1" office:value-type="string">
            <text:p text:style-name="P54">对应系统特性（Features）</text:p>
          </table:table-cell>
        </table:table-row>
        <table:table-row table:style-name="表格15.2">
          <table:table-cell table:style-name="表格15.A2" table:number-rows-spanned="2" office:value-type="string">
            <text:p text:style-name="表格正文">提供快捷方便的操作：随时随地都可以共同观影，操作无门槛</text:p>
          </table:table-cell>
          <table:table-cell table:style-name="表格15.B2" office:value-type="string">
            <text:p text:style-name="P55">系统采用轻量化设计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极简的用户体验</text:p>
          </table:table-cell>
        </table:table-row>
        <table:table-row table:style-name="表格15.4">
          <table:table-cell table:style-name="表格15.A2" table:number-rows-spanned="2" office:value-type="string">
            <text:p text:style-name="表格正文">提供良好的交流互动体验：通过共同观影，营造陪伴感、消除孤独感、增强亲密感</text:p>
          </table:table-cell>
          <table:table-cell table:style-name="表格15.B2" office:value-type="string">
            <text:p text:style-name="P55">系统提供沉浸式观影</text:p>
          </table:table-cell>
        </table:table-row>
        <table:table-row>
          <table:covered-table-cell table:style-name="表格15.A2"/>
          <table:table-cell table:style-name="表格15.B2" office:value-type="string">
            <text:p text:style-name="表格正文">系统提供实时的交流互动体验</text:p>
          </table:table-cell>
        </table:table-row>
        <table:table-row>
          <table:table-cell table:style-name="表格15.A2" office:value-type="string">
            <text:p text:style-name="表格正文">提供自由的片源：片源多样且可以自带片源</text:p>
          </table:table-cell>
          <table:table-cell table:style-name="表格15.B2" office:value-type="string">
            <text:p text:style-name="表格正文">系统提供自由灵活的片源选择</text:p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><text:soft-page-break/></text:p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3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45">for</text:p>
          </table:table-cell>
          <table:table-cell table:style-name="表格3.B1" office:value-type="string">
            <text:p text:style-name="P44">需要共同观影的用户</text:p>
          </table:table-cell>
        </table:table-row>
        <table:table-row>
          <table:table-cell table:style-name="表格3.A2" office:value-type="string">
            <text:p text:style-name="P45">who</text:p>
          </table:table-cell>
          <table:table-cell table:style-name="表格3.B2" office:value-type="string">
            <text:p text:style-name="P44">需要同步观影及同步互动</text:p>
          </table:table-cell>
        </table:table-row>
        <table:table-row>
          <table:table-cell table:style-name="表格3.A2" office:value-type="string">
            <text:p text:style-name="P45">the</text:p>
          </table:table-cell>
          <table:table-cell table:style-name="表格3.B2" office:value-type="string">
            <text:p text:style-name="P44">线上观影厅是一个同步、可互动的观影平台</text:p>
          </table:table-cell>
        </table:table-row>
        <table:table-row>
          <table:table-cell table:style-name="表格3.A2" office:value-type="string">
            <text:p text:style-name="P45">That</text:p>
          </table:table-cell>
          <table:table-cell table:style-name="表格3.B2" office:value-type="string">
            <text:p text:style-name="P44">提供同步观影和实时互动功能，让用户能够轻松创建共享的线上观影体验。</text:p>
          </table:table-cell>
        </table:table-row>
        <table:table-row>
          <table:table-cell table:style-name="表格3.A2" office:value-type="string">
            <text:p text:style-name="P45">Unlike</text:p>
          </table:table-cell>
          <table:table-cell table:style-name="表格3.B2" office:value-type="string">
            <text:p text:style-name="P44">操作复杂、功能付费、片源限制</text:p>
          </table:table-cell>
        </table:table-row>
        <table:table-row>
          <table:table-cell table:style-name="表格3.A2" office:value-type="string">
            <text:p text:style-name="P45">Our product</text:p>
          </table:table-cell>
          <table:table-cell table:style-name="表格3.B2" office:value-type="string">
            <text:p text:style-name="P44">免费、片源自由、操作无门槛，专注于提供沉浸式观影体验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pan text:style-name="T31"><text:s/></text:span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<text:bookmark-start text:name="__RefHeading___Toc4478_927836567"/>“线上观影厅”是一个基于 Web 技术（Vue, Node.js, Socket.IO）开发的全栈应用。它允许用户创建一个私密的观影房间，房间内的管理员可以控制视频的播放、暂停和进度，所有操作都会实时同步给房间内的其他人。应用集成了聊天室功能和弹幕系统，支持用户在观影的同时进行文字交流，旨在完美复刻线下“客厅沙发观影”的社交体验。本项目本质上是一个"聊天室 + 播放同步的流媒体服务"，核心功能包括：<text:bookmark-end text:name="__RefHeading___Toc4478_927836567"/></text:p>
      <text:p text:style-name="Text_20_body"><text:bookmark-start text:name="__RefHeading___Toc4480_927836567"/><text:span text:style-name="T29">·</text:span>实时播放同步<text:bookmark-end text:name="__RefHeading___Toc4480_927836567"/></text:p>
      <text:p text:style-name="Text_20_body"><text:bookmark-start text:name="__RefHeading___Toc4482_927836567"/><text:span text:style-name="T29">·</text:span>弹幕和聊天互动<text:bookmark-end text:name="__RefHeading___Toc4482_927836567"/></text:p>
      <text:p text:style-name="Text_20_body"><text:bookmark-start text:name="__RefHeading___Toc4484_927836567"/><text:span text:style-name="T29">·</text:span>多种视频源支持（上传、直链URL等）<text:bookmark-end text:name="__RefHeading___Toc4484_927836567"/></text:p>
      <text:p text:style-name="Text_20_body"><text:bookmark-start text:name="__RefHeading___Toc4486_927836567"/><text:span text:style-name="T29">·</text:span>外挂字幕功能<text:bookmark-end text:name="__RefHeading___Toc4486_927836567"/></text:p>
      <text:p text:style-name="Text_20_body"><text:bookmark-start text:name="__RefHeading___Toc4488_927836567"/><text:span text:style-name="T29">·</text:span>用户管理和房间管理<text:bookmark-end text:name="__RefHeading___Toc4488_927836567"/></text:p>
      <text:list text:continue-numbering="true" text:style-name="Outline">
        <text:list-item>
          <text:list>
            <text:list-item>
              <text:h text:style-name="Heading_20_2" text:outline-level="2"><text:bookmark-start text:name="__RefHeading___Toc3263_1373992084"/>产品特性<text:span text:style-name="T31"> <text:s/></text:span><text:bookmark-end text:name="__RefHeading___Toc3263_1373992084"/></text:h>
            </text:list-item>
          </text:list>
        </text:list-item>
      </text:list>
      <table:table table:name="表格14" table:style-name="表格14">
        <table:table-column table:style-name="表格14.A"/>
        <table:table-column table:style-name="表格14.B"/>
        <table:table-column table:style-name="表格14.C"/>
        <table:table-row>
          <table:table-cell table:style-name="表格14.A1" office:value-type="string">
            <text:p text:style-name="P56">Identifier</text:p>
          </table:table-cell>
          <table:table-cell table:style-name="表格14.A1" office:value-type="string">
            <text:p text:style-name="P57">Description</text:p>
          </table:table-cell>
          <table:table-cell table:style-name="表格14.C1" office:value-type="string">
            <text:p text:style-name="P56">Priority</text:p>
          </table:table-cell>
        </table:table-row>
        <table:table-row>
          <table:table-cell table:style-name="表格14.A2" office:value-type="string">
            <text:p text:style-name="表格正文">FEAT<text:span text:style-name="T32">1</text:span></text:p>
          </table:table-cell>
          <table:table-cell table:style-name="表格14.A2" office:value-type="string">
            <text:p text:style-name="表格正文">系统采用轻量化设计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2</text:span></text:p>
          </table:table-cell>
          <table:table-cell table:style-name="表格14.A2" office:value-type="string">
            <text:p text:style-name="表格正文">系统提供极简的用户体验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3</text:span></text:p>
          </table:table-cell>
          <table:table-cell table:style-name="表格14.A2" office:value-type="string">
            <text:p text:style-name="表格正文">系统提供沉浸式观影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4</text:span></text:p>
          </table:table-cell>
          <table:table-cell table:style-name="表格14.A2" office:value-type="string">
            <text:p text:style-name="表格正文">系统提供自由灵活的片源选择</text:p>
          </table:table-cell>
          <table:table-cell table:style-name="表格14.C2" office:value-type="string">
            <text:p text:style-name="表格正文">Must</text:p>
          </table:table-cell>
        </table:table-row>
        <table:table-row>
          <table:table-cell table:style-name="表格14.A2" office:value-type="string">
            <text:p text:style-name="表格正文">FEAT<text:span text:style-name="T32">5</text:span></text:p>
          </table:table-cell>
          <table:table-cell table:style-name="表格14.A2" office:value-type="string">
            <text:p text:style-name="表格正文">系统提供实时的交流互动体验</text:p>
          </table:table-cell>
          <table:table-cell table:style-name="表格14.C2" office:value-type="string">
            <text:p text:style-name="表格正文">Must</text:p>
          </table:table-cell>
        </table:table-row>
      </table:table>
      <text:p text:style-name="P4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44_1649206321"/>其他产品需求<text:bookmark-end text:name="__RefHeading___Toc13244_1649206321"/></text:h>
              <text:list>
                <text:list-item>
                  <text:h text:style-name="Heading_20_3" text:outline-level="3"><text:bookmark-start text:name="__RefHeading___Toc4510_927836567"/>性能需求<text:bookmark-end text:name="__RefHeading___Toc4510_927836567"/></text:h>
                </text:list-item>
              </text:list>
            </text:list-item>
          </text:list>
        </text:list-item>
      </text:list>
      <text:p text:style-name="Text_20_body"><text:bookmark-start text:name="__RefHeading___Toc4512_927836567"/><text:span text:style-name="T33">·</text:span>支持5-10人同时在线<text:bookmark-end text:name="__RefHeading___Toc4512_927836567"/></text:p>
      <text:p text:style-name="Text_20_body"><text:bookmark-start text:name="__RefHeading___Toc4514_927836567"/><text:soft-page-break/><text:span text:style-name="T33">·</text:span>播放同步延迟小于1秒<text:bookmark-end text:name="__RefHeading___Toc4514_927836567"/></text:p>
      <text:p text:style-name="Text_20_body"><text:bookmark-start text:name="__RefHeading___Toc4516_927836567"/><text:span text:style-name="T33">·</text:span>消息延迟小于500毫秒<text:bookmark-end text:name="__RefHeading___Toc4516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18_927836567"/>兼容性需求<text:bookmark-end text:name="__RefHeading___Toc4518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0_927836567"/><text:span text:style-name="T33">·</text:span>支持主流现代浏览器<text:bookmark-end text:name="__RefHeading___Toc4520_927836567"/></text:p>
      <text:p text:style-name="Text_20_body"><text:bookmark-start text:name="__RefHeading___Toc4522_927836567"/><text:span text:style-name="T33">·</text:span>良好的PC端体验<text:bookmark-end text:name="__RefHeading___Toc4522_927836567"/></text:p>
      <text:p text:style-name="Text_20_body"><text:bookmark-start text:name="__RefHeading___Toc4524_927836567"/><text:span text:style-name="T33">·</text:span>后续支持移动端APP<text:bookmark-end text:name="__RefHeading___Toc4524_927836567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4526_927836567"/>可维护性需求<text:bookmark-end text:name="__RefHeading___Toc4526_927836567"/></text:h>
                </text:list-item>
              </text:list>
            </text:list-item>
          </text:list>
        </text:list-item>
      </text:list>
      <text:p text:style-name="Text_20_body"><text:bookmark-start text:name="__RefHeading___Toc4528_927836567"/><text:span text:style-name="T33">·</text:span>模块化设计<text:bookmark-end text:name="__RefHeading___Toc4528_927836567"/></text:p>
      <text:p text:style-name="Text_20_body"><text:bookmark-start text:name="__RefHeading___Toc4530_927836567"/><text:span text:style-name="T33">·</text:span>完善的文档<text:bookmark-end text:name="__RefHeading___Toc4530_927836567"/></text:p>
      <text:p text:style-name="Text_20_body"><text:bookmark-start text:name="__RefHeading___Toc4532_927836567"/><text:span text:style-name="T33">·</text:span>清晰的开发规范<text:bookmark-end text:name="__RefHeading___Toc4532_927836567"/></text:p>
      <text:list text:continue-numbering="true" text:style-name="Outline">
        <text:list-item>
          <text:h text:style-name="P58" text:outline-level="1"><text:bookmark-start text:name="__RefHeading___Toc14371_1003501382"/><text:s/>用况建模<text:bookmark-end text:name="__RefHeading___Toc14371_1003501382"/></text:h>
        </text:list-item>
      </text:list>
      <text:p text:style-name="P59">重要说明：本文档的结构不是标准的样例，请根据你们项目的情况自行编写。</text:p>
      <text:p text:style-name="P60"><text:span text:style-name="T28">请确定系统所有的用况，写出它们的</text:span><text:span text:style-name="T34">简要描述</text:span><text:span text:style-name="T28">。然后，选择某个用况，进行</text:span><text:span text:style-name="T34">列表式提纲</text:span><text:span text:style-name="T28">～</text:span><text:span text:style-name="T34">完整描述</text:span><text:span text:style-name="T28">的用况开发。</text:span></text:p>
      <text:list text:continue-numbering="true" text:style-name="Outline">
        <text:list-item>
          <text:list>
            <text:list-item>
              <text:h text:style-name="P61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ext:p text:style-name="Table_20_Heading"/>
      <text:p text:style-name="Table_20_Heading"/>
      <table:table table:name="表格13" table:style-name="表格13">
        <table:table-column table:style-name="表格13.A"/>
        <table:table-column table:style-name="表格13.B"/>
        <table:table-row>
          <table:table-cell table:style-name="表格13.A1" office:value-type="string">
            <text:p text:style-name="P62"/>
          </table:table-cell>
          <table:table-cell table:style-name="表格13.B1" office:value-type="string">
            <text:p text:style-name="P62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  <table:table-row>
          <table:table-cell table:style-name="表格13.A2" office:value-type="string">
            <text:p text:style-name="Table_20_Contents"/>
          </table:table-cell>
          <table:table-cell table:style-name="表格13.B2" office:value-type="string">
            <text:p text:style-name="表格正文"/>
          </table:table-cell>
        </table:table-row>
      </table:table>
      <text:p text:style-name="P63"/>
      <text:p text:style-name="Table_20_Contents"/>
      <text:list text:continue-numbering="true" text:style-name="Outline">
        <text:list-item>
          <text:list>
            <text:list-item>
              <text:h text:style-name="P64" text:outline-level="2"/>
            </text:list-item>
          </text:list>
        </text:list-item>
        <text:list-item>
          <text:h text:style-name="P65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65" text:outline-level="1"><text:bookmark-start text:name="__RefHeading___Toc8573_481696549"/>架构设计<text:bookmark-end text:name="__RefHeading___Toc8573_481696549"/></text:h>
        </text:list-item>
      </text:list>
      <text:h text:style-name="P66" text:outline-level="2"/>
      <text:list text:continue-numbering="true" text:style-name="Outline">
        <text:list-item>
          <text:h text:style-name="P65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67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细黑" svg:font-family="华文细黑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adornments="常规体" style:font-pitch="variable"/>
    <style:font-face style:name="宋体" svg:font-family="宋体"/>
    <style:font-face style:name="新宋体" svg:font-family="新宋体" style:font-family-generic="modern" style:font-pitch="fixed"/>
    <style:font-face style:name="方正仿宋_GBK" svg:font-family="方正仿宋_GBK" style:font-adornments="标准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2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loext:hyphenation-keep-line="false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1" style:font-family-asian="方正仿宋_GBK" style:font-style-name-asian="标准" style:font-pitch-asian="variable" style:font-size-asian="10.5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loext:hyphenation-keep-line="false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2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2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2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loext:hyphenation-keep-line="false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loext:hyphenation-keep-line="false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2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2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loext:hyphenation-keep-line="false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chapter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1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新宋体" style:font-family-asian="新宋体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f5a3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2T15:29:38.003458858</dc:date>
    <meta:editing-duration>P1DT9H17M45S</meta:editing-duration>
    <meta:editing-cycles>326</meta:editing-cycles>
    <meta:generator>LibreOffice/25.8.1.1$Linux_X86_64 LibreOffice_project/580$Build-1</meta:generator>
    <meta:print-date>2025-11-19T12:57:13.775872017</meta:print-date>
    <meta:printed-by>PDF 文件</meta:printed-by>
    <meta:document-statistic meta:table-count="14" meta:image-count="0" meta:object-count="0" meta:page-count="20" meta:paragraph-count="428" meta:word-count="4745" meta:character-count="6429" meta:non-whitespace-character-count="6034"/>
  </office:meta>
</office:document-meta>
</file>